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vnd.oasis.opendocument.spreadsheet" manifest:version="1.2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Heading_20_2">
      <style:paragraph-properties fo:text-align="center" style:justify-single-word="fals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4" text:outline-level="2">MI-PAA</text:h>
      <text:h text:style-name="P4" text:outline-level="2">úkol č.5</text:h>
      <text:h text:style-name="P4" text:outline-level="2">Seznámení se se zvolenou pokročilou iterativní metodou na problému batohu</text:h>
      <text:p text:style-name="Standard"/>
      <text:h text:style-name="Heading_20_2" text:outline-level="2">Zadání</text:h>
      <text:list xml:id="list1765454032" text:style-name="L1">
        <text:list-item>
          <text:p text:style-name="P3">Zvolte si heuristiku, kterou budete řešit problém vážené splnitelnosti booleovské formule (simulované ochlazování, simulovaná evoluce, tabu prohledávání) </text:p>
        </text:list-item>
        <text:list-item>
          <text:p text:style-name="P3"/>
        </text:list-item>
        <text:list-item>
          <text:p text:style-name="P3">Tuto heuristiku použijte pro řešení problému batohu. Můžete použít dostupné instance problému. Používejte instance s větším počtem věcí (&gt;30). </text:p>
        </text:list-item>
      </text:list>
      <text:p text:style-name="Standard"/>
      <text:h text:style-name="Heading_20_2" text:outline-level="2">Řešení</text:h>
      <text:p text:style-name="Text_20_body"><text:tab/>Zvolil jsem si metodu simulovaného ochlazování, kterou jsem implementoval. Samotná implementace nebyla příliš komplikovaná, hrubý algoritmus bylo možné pochopit a vyčíst z přednáškových slidů.</text:p>
      <text:p text:style-name="Text_20_body"><text:tab/>Ve své podstatě se jedná o dva vnořené cykly, vnější postupně ochlazuje (klesá teplota), vnitřní postupně počítá a snaží se dosáhnout rovnováhy, pomocí randomizovaných funkcí.</text:p>
      <text:p text:style-name="Text_20_body"><text:tab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Naměřené výsledky</text:h>
      <text:p text:style-name="Text_20_body">Pro měření jsem nejdříve experimentálně zkoušel stanovovat různé rozvrhy ochlazování, až jsem dospěl k určité fázi, kterou jsem vybral jako výchozí rozvrh. Následně jsem veličiny po jednom škáloval zkoumal co se stane s relativní chybou a co s výpočetním časem.</text:p>
      <text:p text:style-name="Text_20_body"/>
      <text:p text:style-name="Text_20_body">Z tabulek je zcela zřejmé, jaká veličina byla fixní a jaká měla proměnlivé hodnoty.</text:p>
      <text:p text:style-name="Text_20_body"><draw:frame draw:style-name="fr1" draw:name="Objekt1" text:anchor-type="paragraph" svg:x="1.346cm" svg:y="0.141cm" svg:width="13.587cm" svg:height="4.9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><draw:frame draw:style-name="fr2" draw:name="Obj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kt3" text:anchor-type="paragraph" svg:x="0.693cm" svg:y="-0.168cm" svg:width="15.856cm" svg:height="6.749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kt4" text:anchor-type="paragraph" svg:x="0.524cm" svg:y="7.207cm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draw:frame draw:style-name="fr1" draw:name="Objekt5" text:anchor-type="paragraph" svg:x="3.471cm" svg:y="16.775cm" svg:width="8.855cm" svg:height="29.7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Text_20_body"><draw:frame draw:style-name="fr3" draw:name="Objekt6" text:anchor-type="paragraph" svg:x="-2cm" svg:y="0.314cm" svg:width="21.001cm" svg:height="10.366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Text_20_body"><draw:frame draw:style-name="fr4" draw:name="Objekt7" text:anchor-type="paragraph" svg:width="10.058cm" svg:height="29.7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Text_20_body"><draw:frame draw:style-name="fr3" draw:name="Objekt8" text:anchor-type="paragraph" svg:x="-2cm" svg:y="0.289cm" svg:width="21.001cm" svg:height="11.01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h text:style-name="Heading_20_2" text:outline-level="2">Závěr</text:h>
      <text:p text:style-name="Text_20_body">Tento algoritmus se mi zdá celkem snadno škálovatelný, vhodným rozvrhem ochlazování lze pravděpodobně dosáhnout libovolného výpočetního času a libovolné chyb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2-09T16:54:09</dc:date>
    <meta:editing-duration>PT1H22M41S</meta:editing-duration>
    <meta:editing-cycles>7</meta:editing-cycles>
    <meta:generator>LibreOffice/3.4$Unix LibreOffice_project/340m1$Build-1206</meta:generator>
    <meta:document-statistic meta:table-count="0" meta:image-count="0" meta:object-count="8" meta:page-count="6" meta:paragraph-count="17" meta:word-count="212" meta:character-count="1527" meta:non-whitespace-character-count="13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cas</text:p>
          </table:table-cell>
          <table:table-cell office:value-type="string">
            <text:p>startovní teplota</text:p>
          </table:table-cell>
          <table:table-cell office:value-type="string">
            <text:p>teplota mrazu</text:p>
          </table:table-cell>
          <table:table-cell office:value-type="string">
            <text:p>eqilibrium</text:p>
          </table:table-cell>
          <table:table-cell office:value-type="string">
            <text:p>chlazení</text:p>
          </table:table-cell>
          <table:table-cell office:value-type="string">
            <text:p>chyba</text:p>
          </table:table-cell>
        </table:table-row>
        <table:table-row table:style-name="ro1">
          <table:table-cell/>
          <table:table-cell office:value-type="float" office:value="0.001012387276">
            <text:p>0,0010123873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073548231">
            <text:p>0,0073548231</text:p>
          </table:table-cell>
        </table:table-row>
        <table:table-row table:style-name="ro1">
          <table:table-cell/>
          <table:table-cell office:value-type="float" office:value="0.000833668709">
            <text:p>0,0008336687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114791247">
            <text:p>0,0114791247</text:p>
          </table:table-cell>
        </table:table-row>
        <table:table-row table:style-name="ro1">
          <table:table-cell/>
          <table:table-cell office:value-type="float" office:value="0.000770969391">
            <text:p>0,0007709694</text:p>
          </table:table-cell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1475343">
            <text:p>0,01475343</text:p>
          </table:table-cell>
        </table:table-row>
        <table:table-row table:style-name="ro1">
          <table:table-cell/>
          <table:table-cell office:value-type="float" office:value="0.000715317726">
            <text:p>0,0007153177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179952802">
            <text:p>0,0179952802</text:p>
          </table:table-cell>
        </table:table-row>
        <table:table-row table:style-name="ro1">
          <table:table-cell/>
          <table:table-cell office:value-type="float" office:value="0.000655603409">
            <text:p>0,000655603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1616394">
            <text:p>0,0281616394</text:p>
          </table:table-cell>
        </table:table-row>
        <table:table-row table:style-name="ro1">
          <table:table-cell/>
          <table:table-cell office:value-type="float" office:value="0.000619807243">
            <text:p>0,0006198072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31212883">
            <text:p>0,0331212883</text:p>
          </table:table-cell>
        </table:table-row>
        <table:table-row table:style-name="ro1">
          <table:table-cell/>
          <table:table-cell office:value-type="float" office:value="0.000565419197">
            <text:p>0,0005654192</text:p>
          </table:table-cell>
          <table:table-cell office:value-type="float" office:value="1000">
            <text:p>1000</text:p>
          </table:table-cell>
          <table:table-cell office:value-type="float" office:value="70">
            <text:p>7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440089624">
            <text:p>0,0440089624</text:p>
          </table:table-cell>
        </table:table-row>
        <table:table-row table:style-name="ro1">
          <table:table-cell/>
          <table:table-cell office:value-type="float" office:value="0.000542759895">
            <text:p>0,0005427599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586864054">
            <text:p>0,0586864054</text:p>
          </table:table-cell>
        </table:table-row>
        <table:table-row table:style-name="ro1">
          <table:table-cell/>
          <table:table-cell office:value-type="float" office:value="0.00050755024">
            <text:p>0,0005075502</text:p>
          </table:table-cell>
          <table:table-cell office:value-type="float" office:value="1000">
            <text:p>1000</text:p>
          </table:table-cell>
          <table:table-cell office:value-type="float" office:value="90">
            <text:p>9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667549379">
            <text:p>0,0667549379</text:p>
          </table:table-cell>
        </table:table-row>
        <table:table-row table:style-name="ro1">
          <table:table-cell/>
          <table:table-cell office:value-type="float" office:value="0.0005341959">
            <text:p>0,0005341959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629658893">
            <text:p>0,0629658893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8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6:38:4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729cm" svg:y="3.951cm" style:legend-expansion="high" chart:style-name="ch2"/>
        <chart:plot-area chart:style-name="ch3" chart:data-source-has-labels="both" svg:x="1.33cm" svg:y="0.851cm" svg:width="11.2cm" svg:height="6.988cm">
          <chartooo:coordinate-region svg:x="1.766cm" svg:y="1.051cm" svg:width="9.851cm" svg:height="6.141cm"/>
          <chart:axis chart:dimension="x" chart:name="primary-x" chart:style-name="ch4" chartooo:axis-type="auto">
            <chartooo:date-scale/>
            <chart:title svg:x="4.809cm" svg:y="8.018cm" chart:style-name="ch5">
              <text:p>konečná teplota pro zmrznutí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4.879cm" chart:style-name="ch6">
              <text:p>cas [s]</text:p>
            </chart:title>
            <chart:grid chart:style-name="ch7" chart:class="major"/>
          </chart:axis>
          <chart:axis chart:dimension="y" chart:name="secondary-y" chart:style-name="ch8">
            <chart:title svg:x="12.849cm" svg:y="5.09cm" chart:style-name="ch6">
              <text:p>chyba [%]</text:p>
            </chart:title>
          </chart:axis>
          <chart:series chart:attached-axis="primary-y" chart:style-name="ch9" chart:values-cell-range-address="local-table.$B$2:.$B$11" chart:label-cell-address="local-table.$B$1" chart:class="chart:line">
            <chart:data-point chart:repeated="10"/>
          </chart:series>
          <chart:series chart:attached-axis="secondary-y" chart:style-name="ch10" chart:values-cell-range-address="local-table.$C$2:.$C$11" chart:label-cell-address="local-table.$C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</table:table-cell>
              <table:table-cell office:value-type="string">
                <text:p>chyba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1012387276">
                <text:p>0.001012387276</text:p>
              </table:table-cell>
              <table:table-cell office:value-type="float" office:value="0.0073548231">
                <text:p>0.0073548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833668709">
                <text:p>0.000833668709</text:p>
              </table:table-cell>
              <table:table-cell office:value-type="float" office:value="0.0114791247">
                <text:p>0.01147912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770969391">
                <text:p>0.000770969391</text:p>
              </table:table-cell>
              <table:table-cell office:value-type="float" office:value="0.01475343">
                <text:p>0.01475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15317726">
                <text:p>0.000715317726</text:p>
              </table:table-cell>
              <table:table-cell office:value-type="float" office:value="0.0179952802">
                <text:p>0.01799528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655603409">
                <text:p>0.000655603409</text:p>
              </table:table-cell>
              <table:table-cell office:value-type="float" office:value="0.0281616394">
                <text:p>0.02816163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619807243">
                <text:p>0.000619807243</text:p>
              </table:table-cell>
              <table:table-cell office:value-type="float" office:value="0.0331212883">
                <text:p>0.03312128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565419197">
                <text:p>0.000565419197</text:p>
              </table:table-cell>
              <table:table-cell office:value-type="float" office:value="0.0440089624">
                <text:p>0.04400896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542759895">
                <text:p>0.000542759895</text:p>
              </table:table-cell>
              <table:table-cell office:value-type="float" office:value="0.0586864054">
                <text:p>0.05868640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50755024">
                <text:p>0.00050755024</text:p>
              </table:table-cell>
              <table:table-cell office:value-type="float" office:value="0.0667549379">
                <text:p>0.06675493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5341959">
                <text:p>0.0005341959</text:p>
              </table:table-cell>
              <table:table-cell office:value-type="float" office:value="0.0629658893">
                <text:p>0.0629658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110"/>
  </office:automatic-styles>
  <office:body>
    <office:spreadsheet>
      <table:table table:name="new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2">
          <table:table-cell table:number-columns-repeated="32"/>
        </table:table-row>
        <table:table-row table:style-name="ro1">
          <table:table-cell table:number-columns-repeated="26"/>
          <table:table-cell office:value-type="string">
            <text:p>cas</text:p>
          </table:table-cell>
          <table:table-cell office:value-type="string">
            <text:p>startovní teplota</text:p>
          </table:table-cell>
          <table:table-cell office:value-type="string">
            <text:p>teplota mrazu</text:p>
          </table:table-cell>
          <table:table-cell office:value-type="string">
            <text:p>eqilibrium</text:p>
          </table:table-cell>
          <table:table-cell office:value-type="string">
            <text:p>chlazení</text:p>
          </table:table-cell>
          <table:table-cell office:value-type="string">
            <text:p>chyba</text:p>
          </table:table-cell>
        </table:table-row>
        <table:table-row table:style-name="ro1">
          <table:table-cell table:number-columns-repeated="26"/>
          <table:table-cell table:style-name="ce2" office:value-type="float" office:value="0.000090656281">
            <text:p>0,000090656281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3">
            <text:p>0,3</text:p>
          </table:table-cell>
          <table:table-cell office:value-type="float" office:value="0.0681809918">
            <text:p>0,0681809918</text:p>
          </table:table-cell>
        </table:table-row>
        <table:table-row table:style-name="ro1">
          <table:table-cell table:number-columns-repeated="26"/>
          <table:table-cell table:style-name="ce2" office:value-type="float" office:value="0.000082511902">
            <text:p>0,000082511902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35">
            <text:p>0,35</text:p>
          </table:table-cell>
          <table:table-cell office:value-type="float" office:value="0.0993352827">
            <text:p>0,0993352827</text:p>
          </table:table-cell>
        </table:table-row>
        <table:table-row table:style-name="ro1">
          <table:table-cell table:number-columns-repeated="26"/>
          <table:table-cell table:style-name="ce2" office:value-type="float" office:value="0.000109601021">
            <text:p>0,000109601021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4">
            <text:p>0,4</text:p>
          </table:table-cell>
          <table:table-cell office:value-type="float" office:value="0.0557457667">
            <text:p>0,0557457667</text:p>
          </table:table-cell>
        </table:table-row>
        <table:table-row table:style-name="ro1">
          <table:table-cell table:number-columns-repeated="26"/>
          <table:table-cell table:style-name="ce2" office:value-type="float" office:value="0.000110731125">
            <text:p>0,000110731125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45">
            <text:p>0,45</text:p>
          </table:table-cell>
          <table:table-cell office:value-type="float" office:value="0.0710249059">
            <text:p>0,0710249059</text:p>
          </table:table-cell>
        </table:table-row>
        <table:table-row table:style-name="ro1">
          <table:table-cell table:number-columns-repeated="26"/>
          <table:table-cell table:style-name="ce2" office:value-type="float" office:value="0.000137562752">
            <text:p>0,000137562752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5">
            <text:p>0,5</text:p>
          </table:table-cell>
          <table:table-cell office:value-type="float" office:value="0.0498910328">
            <text:p>0,0498910328</text:p>
          </table:table-cell>
        </table:table-row>
        <table:table-row table:style-name="ro1">
          <table:table-cell table:number-columns-repeated="26"/>
          <table:table-cell table:style-name="ce2" office:value-type="float" office:value="0.000168943405">
            <text:p>0,000168943405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55">
            <text:p>0,55</text:p>
          </table:table-cell>
          <table:table-cell office:value-type="float" office:value="0.0401699326">
            <text:p>0,0401699326</text:p>
          </table:table-cell>
        </table:table-row>
        <table:table-row table:style-name="ro1">
          <table:table-cell table:number-columns-repeated="26"/>
          <table:table-cell table:style-name="ce2" office:value-type="float" office:value="0.000163936615">
            <text:p>0,000163936615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6">
            <text:p>0,6</text:p>
          </table:table-cell>
          <table:table-cell office:value-type="float" office:value="0.0553135477">
            <text:p>0,0553135477</text:p>
          </table:table-cell>
        </table:table-row>
        <table:table-row table:style-name="ro1">
          <table:table-cell table:number-columns-repeated="26"/>
          <table:table-cell table:style-name="ce2" office:value-type="float" office:value="0.000206875801">
            <text:p>0,000206875801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65">
            <text:p>0,65</text:p>
          </table:table-cell>
          <table:table-cell office:value-type="float" office:value="0.0518706269">
            <text:p>0,0518706269</text:p>
          </table:table-cell>
        </table:table-row>
        <table:table-row table:style-name="ro1">
          <table:table-cell table:number-columns-repeated="26"/>
          <table:table-cell table:style-name="ce2" office:value-type="float" office:value="0.000269808769">
            <text:p>0,000269808769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7">
            <text:p>0,7</text:p>
          </table:table-cell>
          <table:table-cell office:value-type="float" office:value="0.041619778">
            <text:p>0,041619778</text:p>
          </table:table-cell>
        </table:table-row>
        <table:table-row table:style-name="ro1">
          <table:table-cell table:number-columns-repeated="26"/>
          <table:table-cell table:style-name="ce2" office:value-type="float" office:value="0.000304503441">
            <text:p>0,000304503441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75">
            <text:p>0,75</text:p>
          </table:table-cell>
          <table:table-cell office:value-type="float" office:value="0.0390082698">
            <text:p>0,0390082698</text:p>
          </table:table-cell>
        </table:table-row>
        <table:table-row table:style-name="ro1">
          <table:table-cell table:number-columns-repeated="26"/>
          <table:table-cell table:style-name="ce2" office:value-type="float" office:value="0.000414876938">
            <text:p>0,000414876938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">
            <text:p>0,8</text:p>
          </table:table-cell>
          <table:table-cell office:value-type="float" office:value="0.0316025183">
            <text:p>0,0316025183</text:p>
          </table:table-cell>
        </table:table-row>
        <table:table-row table:style-name="ro1">
          <table:table-cell table:number-columns-repeated="26"/>
          <table:table-cell table:style-name="ce2" office:value-type="float" office:value="0.000512886047">
            <text:p>0,000512886047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5">
            <text:p>0,85</text:p>
          </table:table-cell>
          <table:table-cell office:value-type="float" office:value="0.0319085466">
            <text:p>0,0319085466</text:p>
          </table:table-cell>
        </table:table-row>
        <table:table-row table:style-name="ro1">
          <table:table-cell table:number-columns-repeated="26"/>
          <table:table-cell table:style-name="ce2" office:value-type="float" office:value="0.000976891518">
            <text:p>0,000976891518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9">
            <text:p>0,9</text:p>
          </table:table-cell>
          <table:table-cell office:value-type="float" office:value="0.0227254445">
            <text:p>0,0227254445</text:p>
          </table:table-cell>
        </table:table-row>
        <table:table-row table:style-name="ro1">
          <table:table-cell table:number-columns-repeated="26"/>
          <table:table-cell table:style-name="ce2" office:value-type="float" office:value="0.001610851288">
            <text:p>0,0016108512880000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95">
            <text:p>0,95</text:p>
          </table:table-cell>
          <table:table-cell office:value-type="float" office:value="0.0177648876">
            <text:p>0,0177648876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8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6:40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729cm" svg:y="3.951cm" style:legend-expansion="high" chart:style-name="ch2"/>
        <chart:plot-area chart:style-name="ch3" chart:data-source-has-labels="both" svg:x="1.33cm" svg:y="0.851cm" svg:width="11.2cm" svg:height="6.988cm">
          <chartooo:coordinate-region svg:x="1.766cm" svg:y="1.05cm" svg:width="9.851cm" svg:height="6.142cm"/>
          <chart:axis chart:dimension="x" chart:name="primary-x" chart:style-name="ch4" chartooo:axis-type="auto">
            <chartooo:date-scale/>
            <chart:title svg:x="5.748cm" svg:y="8.018cm" chart:style-name="ch5">
              <text:p>rychlost mrznutí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4.786cm" chart:style-name="ch7">
              <text:p>ca [s]</text:p>
            </chart:title>
            <chart:grid chart:style-name="ch8" chart:class="major"/>
          </chart:axis>
          <chart:axis chart:dimension="y" chart:name="secondary-y" chart:style-name="ch9">
            <chart:title svg:x="12.849cm" svg:y="5.09cm" chart:style-name="ch7">
              <text:p>chyba [%]</text:p>
            </chart:title>
          </chart:axis>
          <chart:series chart:attached-axis="primary-y" chart:style-name="ch10" chart:values-cell-range-address="local-table.$B$2:.$B$15" chart:label-cell-address="local-table.$B$1" chart:class="chart:line">
            <chart:data-point chart:repeated="14"/>
          </chart:series>
          <chart:series chart:attached-axis="secondary-y" chart:style-name="ch11" chart:values-cell-range-address="local-table.$C$2:.$C$15" chart:label-cell-address="local-table.$C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</table:table-cell>
              <table:table-cell office:value-type="string">
                <text:p>chyba</text:p>
              </table:table-cell>
            </table:table-row>
          </table:table-header-rows>
          <table:table-rows>
            <table:table-row>
              <table:table-cell office:value-type="float" office:value="0.3">
                <text:p>0</text:p>
              </table:table-cell>
              <table:table-cell office:value-type="float" office:value="0.000090656281">
                <text:p>0.000090656281</text:p>
              </table:table-cell>
              <table:table-cell office:value-type="float" office:value="0.0681809918">
                <text:p>0.0681809918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000082511902">
                <text:p>0.000082511902</text:p>
              </table:table-cell>
              <table:table-cell office:value-type="float" office:value="0.0993352827">
                <text:p>0.099335282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00109601021">
                <text:p>0.000109601021</text:p>
              </table:table-cell>
              <table:table-cell office:value-type="float" office:value="0.0557457667">
                <text:p>0.055745766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000110731125">
                <text:p>0.000110731125</text:p>
              </table:table-cell>
              <table:table-cell office:value-type="float" office:value="0.0710249059">
                <text:p>0.071024905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0137562752">
                <text:p>0.000137562752</text:p>
              </table:table-cell>
              <table:table-cell office:value-type="float" office:value="0.0498910328">
                <text:p>0.049891032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000168943405">
                <text:p>0.000168943405</text:p>
              </table:table-cell>
              <table:table-cell office:value-type="float" office:value="0.0401699326">
                <text:p>0.040169932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00163936615">
                <text:p>0.000163936615</text:p>
              </table:table-cell>
              <table:table-cell office:value-type="float" office:value="0.0553135477">
                <text:p>0.055313547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000206875801">
                <text:p>0.000206875801</text:p>
              </table:table-cell>
              <table:table-cell office:value-type="float" office:value="0.0518706269">
                <text:p>0.051870626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00269808769">
                <text:p>0.000269808769</text:p>
              </table:table-cell>
              <table:table-cell office:value-type="float" office:value="0.041619778">
                <text:p>0.04161977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000304503441">
                <text:p>0.000304503441</text:p>
              </table:table-cell>
              <table:table-cell office:value-type="float" office:value="0.0390082698">
                <text:p>0.039008269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0414876938">
                <text:p>0.000414876938</text:p>
              </table:table-cell>
              <table:table-cell office:value-type="float" office:value="0.0316025183">
                <text:p>0.0316025183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000512886047">
                <text:p>0.000512886047</text:p>
              </table:table-cell>
              <table:table-cell office:value-type="float" office:value="0.0319085466">
                <text:p>0.031908546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00976891518">
                <text:p>0.000976891518</text:p>
              </table:table-cell>
              <table:table-cell office:value-type="float" office:value="0.0227254445">
                <text:p>0.0227254445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001610851288">
                <text:p>0.001610851288</text:p>
              </table:table-cell>
              <table:table-cell office:value-type="float" office:value="0.0177648876">
                <text:p>0.01776488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cas</text:p>
          </table:table-cell>
          <table:table-cell office:value-type="string">
            <text:p>startovní teplota</text:p>
          </table:table-cell>
          <table:table-cell office:value-type="string">
            <text:p>teplota mrazu</text:p>
          </table:table-cell>
          <table:table-cell office:value-type="string">
            <text:p>eqilibrium</text:p>
          </table:table-cell>
          <table:table-cell office:value-type="string">
            <text:p>chlazení</text:p>
          </table:table-cell>
          <table:table-cell office:value-type="string">
            <text:p>chyba</text:p>
          </table:table-cell>
        </table:table-row>
        <table:table-row table:style-name="ro1">
          <table:table-cell table:number-columns-repeated="9"/>
          <table:table-cell office:value-type="float" office:value="0.000186128616">
            <text:p>0,000186128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2221679">
            <text:p>0,0262221679</text:p>
          </table:table-cell>
        </table:table-row>
        <table:table-row table:style-name="ro1">
          <table:table-cell table:number-columns-repeated="9"/>
          <table:table-cell office:value-type="float" office:value="0.000308227539">
            <text:p>0,0003082275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8483461">
            <text:p>0,0278483461</text:p>
          </table:table-cell>
        </table:table-row>
        <table:table-row table:style-name="ro1">
          <table:table-cell table:number-columns-repeated="9"/>
          <table:table-cell office:value-type="float" office:value="0.000448107719">
            <text:p>0,0004481077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2226714">
            <text:p>0,0262226714</text:p>
          </table:table-cell>
        </table:table-row>
        <table:table-row table:style-name="ro1">
          <table:table-cell table:number-columns-repeated="9"/>
          <table:table-cell office:value-type="float" office:value="0.000487332344">
            <text:p>0,0004873323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7111374">
            <text:p>0,0257111374</text:p>
          </table:table-cell>
        </table:table-row>
        <table:table-row table:style-name="ro1">
          <table:table-cell table:number-columns-repeated="9"/>
          <table:table-cell office:value-type="float" office:value="0.000541677475">
            <text:p>0,000541677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40959246">
            <text:p>0,0240959246</text:p>
          </table:table-cell>
        </table:table-row>
        <table:table-row table:style-name="ro1">
          <table:table-cell table:number-columns-repeated="9"/>
          <table:table-cell office:value-type="float" office:value="0.000564885139">
            <text:p>0,0005648851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3887282">
            <text:p>0,0263887282</text:p>
          </table:table-cell>
        </table:table-row>
        <table:table-row table:style-name="ro1">
          <table:table-cell table:number-columns-repeated="9"/>
          <table:table-cell office:value-type="float" office:value="0.000582079887">
            <text:p>0,0005820799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1744948">
            <text:p>0,0291744948</text:p>
          </table:table-cell>
        </table:table-row>
        <table:table-row table:style-name="ro1">
          <table:table-cell table:number-columns-repeated="9"/>
          <table:table-cell office:value-type="float" office:value="0.00059296608">
            <text:p>0,0005929661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0174799">
            <text:p>0,0280174799</text:p>
          </table:table-cell>
        </table:table-row>
        <table:table-row table:style-name="ro1">
          <table:table-cell table:number-columns-repeated="9"/>
          <table:table-cell office:value-type="float" office:value="0.000618848801">
            <text:p>0,0006188488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6986927">
            <text:p>0,0276986927</text:p>
          </table:table-cell>
        </table:table-row>
        <table:table-row table:style-name="ro1">
          <table:table-cell table:number-columns-repeated="9"/>
          <table:table-cell office:value-type="float" office:value="0.00070291996">
            <text:p>0,0007029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218429">
            <text:p>0,026218429</text:p>
          </table:table-cell>
        </table:table-row>
        <table:table-row table:style-name="ro1">
          <table:table-cell table:number-columns-repeated="9"/>
          <table:table-cell office:value-type="float" office:value="0.000671577454">
            <text:p>0,0006715775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0317315">
            <text:p>0,0260317315</text:p>
          </table:table-cell>
        </table:table-row>
        <table:table-row table:style-name="ro1">
          <table:table-cell table:number-columns-repeated="9"/>
          <table:table-cell office:value-type="float" office:value="0.000687613487">
            <text:p>0,0006876135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6424252">
            <text:p>0,0276424252</text:p>
          </table:table-cell>
        </table:table-row>
        <table:table-row table:style-name="ro1">
          <table:table-cell table:number-columns-repeated="9"/>
          <table:table-cell office:value-type="float" office:value="0.000702133179">
            <text:p>0,0007021332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2889994">
            <text:p>0,0262889994</text:p>
          </table:table-cell>
        </table:table-row>
        <table:table-row table:style-name="ro1">
          <table:table-cell table:number-columns-repeated="9"/>
          <table:table-cell office:value-type="float" office:value="0.000720477104">
            <text:p>0,0007204771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0336977">
            <text:p>0,0270336977</text:p>
          </table:table-cell>
        </table:table-row>
        <table:table-row table:style-name="ro1">
          <table:table-cell table:number-columns-repeated="9"/>
          <table:table-cell office:value-type="float" office:value="0.000726561546">
            <text:p>0,0007265615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257656">
            <text:p>0,027257656</text:p>
          </table:table-cell>
        </table:table-row>
        <table:table-row table:style-name="ro1">
          <table:table-cell table:number-columns-repeated="9"/>
          <table:table-cell office:value-type="float" office:value="0.00079372406">
            <text:p>0,0007937241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4065584">
            <text:p>0,0234065584</text:p>
          </table:table-cell>
        </table:table-row>
        <table:table-row table:style-name="ro1">
          <table:table-cell table:number-columns-repeated="9"/>
          <table:table-cell office:value-type="float" office:value="0.000776963234">
            <text:p>0,0007769632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4900703">
            <text:p>0,0284900703</text:p>
          </table:table-cell>
        </table:table-row>
        <table:table-row table:style-name="ro1">
          <table:table-cell table:number-columns-repeated="9"/>
          <table:table-cell office:value-type="float" office:value="0.000796980858">
            <text:p>0,0007969809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628772">
            <text:p>0,025628772</text:p>
          </table:table-cell>
        </table:table-row>
        <table:table-row table:style-name="ro1">
          <table:table-cell table:number-columns-repeated="9"/>
          <table:table-cell office:value-type="float" office:value="0.000795893669">
            <text:p>0,0007958937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5016357">
            <text:p>0,0265016357</text:p>
          </table:table-cell>
        </table:table-row>
        <table:table-row table:style-name="ro1">
          <table:table-cell table:number-columns-repeated="9"/>
          <table:table-cell office:value-type="float" office:value="0.000772385597">
            <text:p>0,0007723856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4939431">
            <text:p>0,0294939431</text:p>
          </table:table-cell>
        </table:table-row>
        <table:table-row table:style-name="ro1">
          <table:table-cell table:number-columns-repeated="9"/>
          <table:table-cell office:value-type="float" office:value="0.000833101273">
            <text:p>0,0008331013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1927988">
            <text:p>0,0271927988</text:p>
          </table:table-cell>
        </table:table-row>
        <table:table-row table:style-name="ro1">
          <table:table-cell table:number-columns-repeated="9"/>
          <table:table-cell office:value-type="float" office:value="0.000807685852">
            <text:p>0,0008076859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3563678">
            <text:p>0,0293563678</text:p>
          </table:table-cell>
        </table:table-row>
        <table:table-row table:style-name="ro1">
          <table:table-cell table:number-columns-repeated="9"/>
          <table:table-cell office:value-type="float" office:value="0.0007989645">
            <text:p>0,0007989645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8000171">
            <text:p>0,0298000171</text:p>
          </table:table-cell>
        </table:table-row>
        <table:table-row table:style-name="ro1">
          <table:table-cell table:number-columns-repeated="9"/>
          <table:table-cell office:value-type="float" office:value="0.000852599144">
            <text:p>0,0008525991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8754854">
            <text:p>0,0258754854</text:p>
          </table:table-cell>
        </table:table-row>
        <table:table-row table:style-name="ro1">
          <table:table-cell table:number-columns-repeated="9"/>
          <table:table-cell office:value-type="float" office:value="0.000822734833">
            <text:p>0,0008227348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4474946">
            <text:p>0,0274474946</text:p>
          </table:table-cell>
        </table:table-row>
        <table:table-row table:style-name="ro1">
          <table:table-cell table:number-columns-repeated="9"/>
          <table:table-cell office:value-type="float" office:value="0.000834875107">
            <text:p>0,0008348751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652864">
            <text:p>0,026652864</text:p>
          </table:table-cell>
        </table:table-row>
        <table:table-row table:style-name="ro1">
          <table:table-cell table:number-columns-repeated="9"/>
          <table:table-cell office:value-type="float" office:value="0.000853509903">
            <text:p>0,0008535099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0324553">
            <text:p>0,0250324553</text:p>
          </table:table-cell>
        </table:table-row>
        <table:table-row table:style-name="ro1">
          <table:table-cell table:number-columns-repeated="9"/>
          <table:table-cell office:value-type="float" office:value="0.000872163773">
            <text:p>0,0008721638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928526">
            <text:p>0,025928526</text:p>
          </table:table-cell>
        </table:table-row>
        <table:table-row table:style-name="ro1">
          <table:table-cell table:number-columns-repeated="9"/>
          <table:table-cell office:value-type="float" office:value="0.00084795475">
            <text:p>0,0008479548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5458559">
            <text:p>0,0275458559</text:p>
          </table:table-cell>
        </table:table-row>
        <table:table-row table:style-name="ro1">
          <table:table-cell table:number-columns-repeated="9"/>
          <table:table-cell office:value-type="float" office:value="0.000875310898">
            <text:p>0,0008753109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29956481">
            <text:p>0,0229956481</text:p>
          </table:table-cell>
        </table:table-row>
        <table:table-row table:style-name="ro1">
          <table:table-cell table:number-columns-repeated="9"/>
          <table:table-cell office:value-type="float" office:value="0.000994873047">
            <text:p>0,000994873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1106728">
            <text:p>0,0281106728</text:p>
          </table:table-cell>
        </table:table-row>
        <table:table-row table:style-name="ro1">
          <table:table-cell table:number-columns-repeated="9"/>
          <table:table-cell office:value-type="float" office:value="0.000879659653">
            <text:p>0,0008796597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1946874">
            <text:p>0,0291946874</text:p>
          </table:table-cell>
        </table:table-row>
        <table:table-row table:style-name="ro1">
          <table:table-cell table:number-columns-repeated="9"/>
          <table:table-cell office:value-type="float" office:value="0.000886621475">
            <text:p>0,0008866215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5753511">
            <text:p>0,0275753511</text:p>
          </table:table-cell>
        </table:table-row>
        <table:table-row table:style-name="ro1">
          <table:table-cell table:number-columns-repeated="9"/>
          <table:table-cell office:value-type="float" office:value="0.000901937485">
            <text:p>0,0009019375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2395952">
            <text:p>0,0272395952</text:p>
          </table:table-cell>
        </table:table-row>
        <table:table-row table:style-name="ro1">
          <table:table-cell table:number-columns-repeated="9"/>
          <table:table-cell office:value-type="float" office:value="0.000942101479">
            <text:p>0,0009421015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7859903">
            <text:p>0,0257859903</text:p>
          </table:table-cell>
        </table:table-row>
        <table:table-row table:style-name="ro1">
          <table:table-cell table:number-columns-repeated="9"/>
          <table:table-cell office:value-type="float" office:value="0.000968542099">
            <text:p>0,0009685421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1542201">
            <text:p>0,0261542201</text:p>
          </table:table-cell>
        </table:table-row>
        <table:table-row table:style-name="ro1">
          <table:table-cell table:number-columns-repeated="9"/>
          <table:table-cell office:value-type="float" office:value="0.000966229439">
            <text:p>0,0009662294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6613357">
            <text:p>0,0306613357</text:p>
          </table:table-cell>
        </table:table-row>
        <table:table-row table:style-name="ro1">
          <table:table-cell table:number-columns-repeated="9"/>
          <table:table-cell office:value-type="float" office:value="0.000896959305">
            <text:p>0,0008969593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14140211">
            <text:p>0,0314140211</text:p>
          </table:table-cell>
        </table:table-row>
        <table:table-row table:style-name="ro1">
          <table:table-cell table:number-columns-repeated="9"/>
          <table:table-cell office:value-type="float" office:value="0.000982027054">
            <text:p>0,0009820271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9608912">
            <text:p>0,0269608912</text:p>
          </table:table-cell>
        </table:table-row>
        <table:table-row table:style-name="ro1">
          <table:table-cell table:number-columns-repeated="9"/>
          <table:table-cell office:value-type="float" office:value="0.000918416977">
            <text:p>0,0009184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4191904">
            <text:p>0,0254191904</text:p>
          </table:table-cell>
        </table:table-row>
        <table:table-row table:style-name="ro1">
          <table:table-cell table:number-columns-repeated="9"/>
          <table:table-cell office:value-type="float" office:value="0.000988035202">
            <text:p>0,0009880352</text:p>
          </table:table-cell>
          <table:table-cell office:value-type="float" office:value="4100">
            <text:p>4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7094162">
            <text:p>0,0257094162</text:p>
          </table:table-cell>
        </table:table-row>
        <table:table-row table:style-name="ro1">
          <table:table-cell table:number-columns-repeated="9"/>
          <table:table-cell office:value-type="float" office:value="0.000981349945">
            <text:p>0,0009813499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5568944">
            <text:p>0,0305568944</text:p>
          </table:table-cell>
        </table:table-row>
        <table:table-row table:style-name="ro1">
          <table:table-cell table:number-columns-repeated="9"/>
          <table:table-cell office:value-type="float" office:value="0.000955424309">
            <text:p>0,0009554243</text:p>
          </table:table-cell>
          <table:table-cell office:value-type="float" office:value="4300">
            <text:p>4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1697905">
            <text:p>0,0281697905</text:p>
          </table:table-cell>
        </table:table-row>
        <table:table-row table:style-name="ro1">
          <table:table-cell table:number-columns-repeated="9"/>
          <table:table-cell office:value-type="float" office:value="0.001004137993">
            <text:p>0,001004138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6367683">
            <text:p>0,0266367683</text:p>
          </table:table-cell>
        </table:table-row>
        <table:table-row table:style-name="ro1">
          <table:table-cell table:number-columns-repeated="9"/>
          <table:table-cell office:value-type="float" office:value="0.000938849449">
            <text:p>0,0009388494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7257874">
            <text:p>0,0267257874</text:p>
          </table:table-cell>
        </table:table-row>
        <table:table-row table:style-name="ro1">
          <table:table-cell table:number-columns-repeated="9"/>
          <table:table-cell office:value-type="float" office:value="0.001062698364">
            <text:p>0,0010626984</text:p>
          </table:table-cell>
          <table:table-cell office:value-type="float" office:value="4600">
            <text:p>4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476583">
            <text:p>0,027476583</text:p>
          </table:table-cell>
        </table:table-row>
        <table:table-row table:style-name="ro1">
          <table:table-cell table:number-columns-repeated="9"/>
          <table:table-cell office:value-type="float" office:value="0.000969724655">
            <text:p>0,0009697247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9058142">
            <text:p>0,0289058142</text:p>
          </table:table-cell>
        </table:table-row>
        <table:table-row table:style-name="ro1">
          <table:table-cell table:number-columns-repeated="9"/>
          <table:table-cell office:value-type="float" office:value="0.000956525803">
            <text:p>0,0009565258</text:p>
          </table:table-cell>
          <table:table-cell office:value-type="float" office:value="4800">
            <text:p>4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2008696">
            <text:p>0,0282008696</text:p>
          </table:table-cell>
        </table:table-row>
        <table:table-row table:style-name="ro1">
          <table:table-cell table:number-columns-repeated="9"/>
          <table:table-cell office:value-type="float" office:value="0.000958404541">
            <text:p>0,0009584045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9437692">
            <text:p>0,0299437692</text:p>
          </table:table-cell>
        </table:table-row>
        <table:table-row table:style-name="ro1">
          <table:table-cell table:number-columns-repeated="9"/>
          <table:table-cell office:value-type="float" office:value="0.001017637253">
            <text:p>0,0010176373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4987549">
            <text:p>0,0254987549</text:p>
          </table:table-cell>
        </table:table-row>
        <table:table-row table:style-name="ro1">
          <table:table-cell table:number-columns-repeated="9"/>
          <table:table-cell office:value-type="float" office:value="0.000974907875">
            <text:p>0,0009749079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9354742">
            <text:p>0,0239354742</text:p>
          </table:table-cell>
        </table:table-row>
        <table:table-row table:style-name="ro1">
          <table:table-cell table:number-columns-repeated="9"/>
          <table:table-cell office:value-type="float" office:value="0.001019444466">
            <text:p>0,0010194445</text:p>
          </table:table-cell>
          <table:table-cell office:value-type="float" office:value="5200">
            <text:p>5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45256554">
            <text:p>0,0245256554</text:p>
          </table:table-cell>
        </table:table-row>
        <table:table-row table:style-name="ro1">
          <table:table-cell table:number-columns-repeated="9"/>
          <table:table-cell office:value-type="float" office:value="0.000979828835">
            <text:p>0,0009798288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4638218">
            <text:p>0,0264638218</text:p>
          </table:table-cell>
        </table:table-row>
        <table:table-row table:style-name="ro1">
          <table:table-cell table:number-columns-repeated="9"/>
          <table:table-cell office:value-type="float" office:value="0.000962586403">
            <text:p>0,0009625864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8547548">
            <text:p>0,0278547548</text:p>
          </table:table-cell>
        </table:table-row>
        <table:table-row table:style-name="ro1">
          <table:table-cell table:number-columns-repeated="9"/>
          <table:table-cell office:value-type="float" office:value="0.000973806381">
            <text:p>0,0009738064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4659864">
            <text:p>0,0294659864</text:p>
          </table:table-cell>
        </table:table-row>
        <table:table-row table:style-name="ro1">
          <table:table-cell table:number-columns-repeated="9"/>
          <table:table-cell office:value-type="float" office:value="0.000954661369">
            <text:p>0,0009546614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4762813">
            <text:p>0,0304762813</text:p>
          </table:table-cell>
        </table:table-row>
        <table:table-row table:style-name="ro1">
          <table:table-cell table:number-columns-repeated="9"/>
          <table:table-cell office:value-type="float" office:value="0.001064486504">
            <text:p>0,0010644865</text:p>
          </table:table-cell>
          <table:table-cell office:value-type="float" office:value="5700">
            <text:p>5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5472818">
            <text:p>0,0265472818</text:p>
          </table:table-cell>
        </table:table-row>
        <table:table-row table:style-name="ro1">
          <table:table-cell table:number-columns-repeated="9"/>
          <table:table-cell office:value-type="float" office:value="0.001059002876">
            <text:p>0,0010590029</text:p>
          </table:table-cell>
          <table:table-cell office:value-type="float" office:value="5800">
            <text:p>5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8524632">
            <text:p>0,0238524632</text:p>
          </table:table-cell>
        </table:table-row>
        <table:table-row table:style-name="ro1">
          <table:table-cell table:number-columns-repeated="9"/>
          <table:table-cell office:value-type="float" office:value="0.001008629799">
            <text:p>0,0010086298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5348359">
            <text:p>0,0265348359</text:p>
          </table:table-cell>
        </table:table-row>
        <table:table-row table:style-name="ro1">
          <table:table-cell table:number-columns-repeated="9"/>
          <table:table-cell office:value-type="float" office:value="0.0010313797">
            <text:p>0,0010313797</text:p>
          </table:table-cell>
          <table:table-cell office:value-type="float" office:value="6000">
            <text:p>6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2335978">
            <text:p>0,0252335978</text:p>
          </table:table-cell>
        </table:table-row>
        <table:table-row table:style-name="ro1">
          <table:table-cell table:number-columns-repeated="9"/>
          <table:table-cell office:value-type="float" office:value="0.000991139412">
            <text:p>0,0009911394</text:p>
          </table:table-cell>
          <table:table-cell office:value-type="float" office:value="6100">
            <text:p>6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4494818">
            <text:p>0,0304494818</text:p>
          </table:table-cell>
        </table:table-row>
        <table:table-row table:style-name="ro1">
          <table:table-cell table:number-columns-repeated="9"/>
          <table:table-cell office:value-type="float" office:value="0.001006650925">
            <text:p>0,0010066509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621527">
            <text:p>0,028621527</text:p>
          </table:table-cell>
        </table:table-row>
        <table:table-row table:style-name="ro1">
          <table:table-cell table:number-columns-repeated="9"/>
          <table:table-cell office:value-type="float" office:value="0.000982880592">
            <text:p>0,0009828806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2745545">
            <text:p>0,0272745545</text:p>
          </table:table-cell>
        </table:table-row>
        <table:table-row table:style-name="ro1">
          <table:table-cell table:number-columns-repeated="9"/>
          <table:table-cell office:value-type="float" office:value="0.001078867912">
            <text:p>0,0010788679</text:p>
          </table:table-cell>
          <table:table-cell office:value-type="float" office:value="6400">
            <text:p>6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6486784">
            <text:p>0,0306486784</text:p>
          </table:table-cell>
        </table:table-row>
        <table:table-row table:style-name="ro1">
          <table:table-cell table:number-columns-repeated="9"/>
          <table:table-cell office:value-type="float" office:value="0.001117959023">
            <text:p>0,001117959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3705916">
            <text:p>0,0233705916</text:p>
          </table:table-cell>
        </table:table-row>
        <table:table-row table:style-name="ro1">
          <table:table-cell table:number-columns-repeated="9"/>
          <table:table-cell office:value-type="float" office:value="0.001064157486">
            <text:p>0,0010641575</text:p>
          </table:table-cell>
          <table:table-cell office:value-type="float" office:value="6600">
            <text:p>6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8390703">
            <text:p>0,0268390703</text:p>
          </table:table-cell>
        </table:table-row>
        <table:table-row table:style-name="ro1">
          <table:table-cell table:number-columns-repeated="9"/>
          <table:table-cell office:value-type="float" office:value="0.001071829796">
            <text:p>0,0010718298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65913">
            <text:p>0,02565913</text:p>
          </table:table-cell>
        </table:table-row>
        <table:table-row table:style-name="ro1">
          <table:table-cell table:number-columns-repeated="9"/>
          <table:table-cell office:value-type="float" office:value="0.00101621151">
            <text:p>0,0010162115</text:p>
          </table:table-cell>
          <table:table-cell office:value-type="float" office:value="6800">
            <text:p>6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0109881">
            <text:p>0,0300109881</text:p>
          </table:table-cell>
        </table:table-row>
        <table:table-row table:style-name="ro1">
          <table:table-cell table:number-columns-repeated="9"/>
          <table:table-cell office:value-type="float" office:value="0.001046571732">
            <text:p>0,0010465717</text:p>
          </table:table-cell>
          <table:table-cell office:value-type="float" office:value="6900">
            <text:p>6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4817563">
            <text:p>0,0284817563</text:p>
          </table:table-cell>
        </table:table-row>
        <table:table-row table:style-name="ro1">
          <table:table-cell table:number-columns-repeated="9"/>
          <table:table-cell office:value-type="float" office:value="0.001035542488">
            <text:p>0,0010355425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4009944">
            <text:p>0,0284009944</text:p>
          </table:table-cell>
        </table:table-row>
        <table:table-row table:style-name="ro1">
          <table:table-cell table:number-columns-repeated="9"/>
          <table:table-cell office:value-type="float" office:value="0.001055593491">
            <text:p>0,0010555935</text:p>
          </table:table-cell>
          <table:table-cell office:value-type="float" office:value="7100">
            <text:p>7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3906229">
            <text:p>0,0283906229</text:p>
          </table:table-cell>
        </table:table-row>
        <table:table-row table:style-name="ro1">
          <table:table-cell table:number-columns-repeated="9"/>
          <table:table-cell office:value-type="float" office:value="0.001027674675">
            <text:p>0,0010276747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6931955">
            <text:p>0,0296931955</text:p>
          </table:table-cell>
        </table:table-row>
        <table:table-row table:style-name="ro1">
          <table:table-cell table:number-columns-repeated="9"/>
          <table:table-cell office:value-type="float" office:value="0.001014156342">
            <text:p>0,0010141563</text:p>
          </table:table-cell>
          <table:table-cell office:value-type="float" office:value="7300">
            <text:p>7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1767507">
            <text:p>0,031767507</text:p>
          </table:table-cell>
        </table:table-row>
        <table:table-row table:style-name="ro1">
          <table:table-cell table:number-columns-repeated="9"/>
          <table:table-cell office:value-type="float" office:value="0.001044845581">
            <text:p>0,0010448456</text:p>
          </table:table-cell>
          <table:table-cell office:value-type="float" office:value="7400">
            <text:p>7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8885831">
            <text:p>0,0238885831</text:p>
          </table:table-cell>
        </table:table-row>
        <table:table-row table:style-name="ro1">
          <table:table-cell table:number-columns-repeated="9"/>
          <table:table-cell office:value-type="float" office:value="0.001037306786">
            <text:p>0,0010373068</text:p>
          </table:table-cell>
          <table:table-cell office:value-type="float" office:value="7500">
            <text:p>7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9275447">
            <text:p>0,0239275447</text:p>
          </table:table-cell>
        </table:table-row>
        <table:table-row table:style-name="ro1">
          <table:table-cell table:number-columns-repeated="9"/>
          <table:table-cell office:value-type="float" office:value="0.001083555222">
            <text:p>0,0010835552</text:p>
          </table:table-cell>
          <table:table-cell office:value-type="float" office:value="7600">
            <text:p>7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51090742">
            <text:p>0,0251090742</text:p>
          </table:table-cell>
        </table:table-row>
        <table:table-row table:style-name="ro1">
          <table:table-cell table:number-columns-repeated="9"/>
          <table:table-cell office:value-type="float" office:value="0.001057224274">
            <text:p>0,0010572243</text:p>
          </table:table-cell>
          <table:table-cell office:value-type="float" office:value="7700">
            <text:p>7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5476496">
            <text:p>0,0295476496</text:p>
          </table:table-cell>
        </table:table-row>
        <table:table-row table:style-name="ro1">
          <table:table-cell table:number-columns-repeated="9"/>
          <table:table-cell office:value-type="float" office:value="0.001068210602">
            <text:p>0,0010682106</text:p>
          </table:table-cell>
          <table:table-cell office:value-type="float" office:value="7800">
            <text:p>7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6879247">
            <text:p>0,0286879247</text:p>
          </table:table-cell>
        </table:table-row>
        <table:table-row table:style-name="ro1">
          <table:table-cell table:number-columns-repeated="9"/>
          <table:table-cell office:value-type="float" office:value="0.001088252068">
            <text:p>0,0010882521</text:p>
          </table:table-cell>
          <table:table-cell office:value-type="float" office:value="7900">
            <text:p>7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1147571">
            <text:p>0,0281147571</text:p>
          </table:table-cell>
        </table:table-row>
        <table:table-row table:style-name="ro1">
          <table:table-cell table:number-columns-repeated="9"/>
          <table:table-cell office:value-type="float" office:value="0.001093568802">
            <text:p>0,001093568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3203414">
            <text:p>0,0293203414</text:p>
          </table:table-cell>
        </table:table-row>
        <table:table-row table:style-name="ro1">
          <table:table-cell table:number-columns-repeated="9"/>
          <table:table-cell office:value-type="float" office:value="0.001035013199">
            <text:p>0,0010350132</text:p>
          </table:table-cell>
          <table:table-cell office:value-type="float" office:value="8100">
            <text:p>8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2546327">
            <text:p>0,0282546327</text:p>
          </table:table-cell>
        </table:table-row>
        <table:table-row table:style-name="ro1">
          <table:table-cell table:number-columns-repeated="9"/>
          <table:table-cell office:value-type="float" office:value="0.001034269333">
            <text:p>0,0010342693</text:p>
          </table:table-cell>
          <table:table-cell office:value-type="float" office:value="8200">
            <text:p>8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10095058">
            <text:p>0,0310095058</text:p>
          </table:table-cell>
        </table:table-row>
        <table:table-row table:style-name="ro1">
          <table:table-cell table:number-columns-repeated="9"/>
          <table:table-cell office:value-type="float" office:value="0.001122851372">
            <text:p>0,0011228514</text:p>
          </table:table-cell>
          <table:table-cell office:value-type="float" office:value="8300">
            <text:p>8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4439538">
            <text:p>0,0304439538</text:p>
          </table:table-cell>
        </table:table-row>
        <table:table-row table:style-name="ro1">
          <table:table-cell table:number-columns-repeated="9"/>
          <table:table-cell office:value-type="float" office:value="0.001085939407">
            <text:p>0,0010859394</text:p>
          </table:table-cell>
          <table:table-cell office:value-type="float" office:value="8400">
            <text:p>8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46428458">
            <text:p>0,0246428458</text:p>
          </table:table-cell>
        </table:table-row>
        <table:table-row table:style-name="ro1">
          <table:table-cell table:number-columns-repeated="9"/>
          <table:table-cell office:value-type="float" office:value="0.00110666275">
            <text:p>0,0011066628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9900265">
            <text:p>0,0239900265</text:p>
          </table:table-cell>
        </table:table-row>
        <table:table-row table:style-name="ro1">
          <table:table-cell table:number-columns-repeated="9"/>
          <table:table-cell office:value-type="float" office:value="0.001078906059">
            <text:p>0,0010789061</text:p>
          </table:table-cell>
          <table:table-cell office:value-type="float" office:value="8600">
            <text:p>8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3940127">
            <text:p>0,0303940127</text:p>
          </table:table-cell>
        </table:table-row>
        <table:table-row table:style-name="ro1">
          <table:table-cell table:number-columns-repeated="9"/>
          <table:table-cell office:value-type="float" office:value="0.0010592556">
            <text:p>0,0010592556</text:p>
          </table:table-cell>
          <table:table-cell office:value-type="float" office:value="8700">
            <text:p>8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11653289">
            <text:p>0,0311653289</text:p>
          </table:table-cell>
        </table:table-row>
        <table:table-row table:style-name="ro1">
          <table:table-cell table:number-columns-repeated="9"/>
          <table:table-cell office:value-type="float" office:value="0.001074638367">
            <text:p>0,0010746384</text:p>
          </table:table-cell>
          <table:table-cell office:value-type="float" office:value="8800">
            <text:p>8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5238097">
            <text:p>0,0275238097</text:p>
          </table:table-cell>
        </table:table-row>
        <table:table-row table:style-name="ro1">
          <table:table-cell table:number-columns-repeated="9"/>
          <table:table-cell office:value-type="float" office:value="0.001059465408">
            <text:p>0,0010594654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96476605">
            <text:p>0,0296476605</text:p>
          </table:table-cell>
        </table:table-row>
        <table:table-row table:style-name="ro1">
          <table:table-cell table:number-columns-repeated="9"/>
          <table:table-cell office:value-type="float" office:value="0.001071648598">
            <text:p>0,0010716486</text:p>
          </table:table-cell>
          <table:table-cell office:value-type="float" office:value="9000">
            <text:p>9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8881428">
            <text:p>0,0308881428</text:p>
          </table:table-cell>
        </table:table-row>
        <table:table-row table:style-name="ro1">
          <table:table-cell table:number-columns-repeated="9"/>
          <table:table-cell office:value-type="float" office:value="0.001093044281">
            <text:p>0,0010930443</text:p>
          </table:table-cell>
          <table:table-cell office:value-type="float" office:value="9100">
            <text:p>91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8693898">
            <text:p>0,0278693898</text:p>
          </table:table-cell>
        </table:table-row>
        <table:table-row table:style-name="ro1">
          <table:table-cell table:number-columns-repeated="9"/>
          <table:table-cell office:value-type="float" office:value="0.001117448807">
            <text:p>0,0011174488</text:p>
          </table:table-cell>
          <table:table-cell office:value-type="float" office:value="9200">
            <text:p>92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8005051">
            <text:p>0,0278005051</text:p>
          </table:table-cell>
        </table:table-row>
        <table:table-row table:style-name="ro1">
          <table:table-cell table:number-columns-repeated="9"/>
          <table:table-cell office:value-type="float" office:value="0.001066441536">
            <text:p>0,0010664415</text:p>
          </table:table-cell>
          <table:table-cell office:value-type="float" office:value="9300">
            <text:p>93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47578475">
            <text:p>0,0247578475</text:p>
          </table:table-cell>
        </table:table-row>
        <table:table-row table:style-name="ro1">
          <table:table-cell table:number-columns-repeated="9"/>
          <table:table-cell office:value-type="float" office:value="0.001115617752">
            <text:p>0,0011156178</text:p>
          </table:table-cell>
          <table:table-cell office:value-type="float" office:value="9400">
            <text:p>94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8238985">
            <text:p>0,0278238985</text:p>
          </table:table-cell>
        </table:table-row>
        <table:table-row table:style-name="ro1">
          <table:table-cell table:number-columns-repeated="9"/>
          <table:table-cell office:value-type="float" office:value="0.001165399551">
            <text:p>0,0011653996</text:p>
          </table:table-cell>
          <table:table-cell office:value-type="float" office:value="9500">
            <text:p>9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9907274">
            <text:p>0,0269907274</text:p>
          </table:table-cell>
        </table:table-row>
        <table:table-row table:style-name="ro1">
          <table:table-cell table:number-columns-repeated="9"/>
          <table:table-cell office:value-type="float" office:value="0.00113155365">
            <text:p>0,0011315537</text:p>
          </table:table-cell>
          <table:table-cell office:value-type="float" office:value="9600">
            <text:p>96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37538943">
            <text:p>0,0237538943</text:p>
          </table:table-cell>
        </table:table-row>
        <table:table-row table:style-name="ro1">
          <table:table-cell table:number-columns-repeated="9"/>
          <table:table-cell office:value-type="float" office:value="0.001084952354">
            <text:p>0,0010849524</text:p>
          </table:table-cell>
          <table:table-cell office:value-type="float" office:value="9700">
            <text:p>97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46058019">
            <text:p>0,0246058019</text:p>
          </table:table-cell>
        </table:table-row>
        <table:table-row table:style-name="ro1">
          <table:table-cell table:number-columns-repeated="9"/>
          <table:table-cell office:value-type="float" office:value="0.001100988388">
            <text:p>0,0011009884</text:p>
          </table:table-cell>
          <table:table-cell office:value-type="float" office:value="9800">
            <text:p>98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304665047">
            <text:p>0,0304665047</text:p>
          </table:table-cell>
        </table:table-row>
        <table:table-row table:style-name="ro1">
          <table:table-cell table:number-columns-repeated="9"/>
          <table:table-cell office:value-type="float" office:value="0.001206393242">
            <text:p>0,0012063932</text:p>
          </table:table-cell>
          <table:table-cell office:value-type="float" office:value="9900">
            <text:p>99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87615919">
            <text:p>0,0287615919</text:p>
          </table:table-cell>
        </table:table-row>
        <table:table-row table:style-name="ro1">
          <table:table-cell table:number-columns-repeated="9"/>
          <table:table-cell office:value-type="float" office:value="0.001087188721">
            <text:p>0,0010871887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75621776">
            <text:p>0,0275621776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8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6:46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cm" svg:height="10.366cm" xlink:href="." xlink:type="simple" chart:class="chart:line" chart:style-name="ch1">
        <chart:legend chart:legend-position="end" svg:x="18.73cm" svg:y="4.635cm" style:legend-expansion="high" chart:style-name="ch2"/>
        <chart:plot-area chart:style-name="ch3" chart:data-source-has-labels="both" svg:x="1.431cm" svg:y="0.963cm" svg:width="15.898cm" svg:height="8.215cm">
          <chartooo:coordinate-region svg:x="1.867cm" svg:y="1.163cm" svg:width="14.549cm" svg:height="6.97cm"/>
          <chart:axis chart:dimension="x" chart:name="primary-x" chart:style-name="ch4" chartooo:axis-type="auto">
            <chartooo:date-scale/>
            <chart:title svg:x="8.185cm" svg:y="9.385cm" chart:style-name="ch5">
              <text:p>startovní teplota</text:p>
            </chart:title>
            <chart:categories table:cell-range-address="local-table.$A$2:.$A$101"/>
          </chart:axis>
          <chart:axis chart:dimension="y" chart:name="primary-y" chart:style-name="ch4">
            <chart:title svg:x="0.451cm" svg:y="5.604cm" chart:style-name="ch6">
              <text:p>cas [s]</text:p>
            </chart:title>
            <chart:grid chart:style-name="ch7" chart:class="major"/>
          </chart:axis>
          <chart:axis chart:dimension="y" chart:name="secondary-y" chart:style-name="ch8">
            <chart:title svg:x="17.749cm" svg:y="5.815cm" chart:style-name="ch6">
              <text:p>chyba [%]</text:p>
            </chart:title>
          </chart:axis>
          <chart:series chart:attached-axis="primary-y" chart:style-name="ch9" chart:values-cell-range-address="local-table.$B$2:.$B$101" chart:label-cell-address="local-table.$B$1" chart:class="chart:line">
            <chart:data-point chart:repeated="100"/>
          </chart:series>
          <chart:series chart:attached-axis="secondary-y" chart:style-name="ch10" chart:values-cell-range-address="local-table.$C$2:.$C$101" chart:label-cell-address="local-table.$C$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</table:table-cell>
              <table:table-cell office:value-type="string">
                <text:p>chyba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000186128616">
                <text:p>0.000186128616</text:p>
              </table:table-cell>
              <table:table-cell office:value-type="float" office:value="0.0262221679">
                <text:p>0.02622216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308227539">
                <text:p>0.000308227539</text:p>
              </table:table-cell>
              <table:table-cell office:value-type="float" office:value="0.0278483461">
                <text:p>0.02784834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448107719">
                <text:p>0.000448107719</text:p>
              </table:table-cell>
              <table:table-cell office:value-type="float" office:value="0.0262226714">
                <text:p>0.02622267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487332344">
                <text:p>0.000487332344</text:p>
              </table:table-cell>
              <table:table-cell office:value-type="float" office:value="0.0257111374">
                <text:p>0.02571113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541677475">
                <text:p>0.000541677475</text:p>
              </table:table-cell>
              <table:table-cell office:value-type="float" office:value="0.0240959246">
                <text:p>0.02409592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564885139">
                <text:p>0.000564885139</text:p>
              </table:table-cell>
              <table:table-cell office:value-type="float" office:value="0.0263887282">
                <text:p>0.02638872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582079887">
                <text:p>0.000582079887</text:p>
              </table:table-cell>
              <table:table-cell office:value-type="float" office:value="0.0291744948">
                <text:p>0.02917449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59296608">
                <text:p>0.00059296608</text:p>
              </table:table-cell>
              <table:table-cell office:value-type="float" office:value="0.0280174799">
                <text:p>0.0280174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618848801">
                <text:p>0.000618848801</text:p>
              </table:table-cell>
              <table:table-cell office:value-type="float" office:value="0.0276986927">
                <text:p>0.02769869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0291996">
                <text:p>0.00070291996</text:p>
              </table:table-cell>
              <table:table-cell office:value-type="float" office:value="0.026218429">
                <text:p>0.02621842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671577454">
                <text:p>0.000671577454</text:p>
              </table:table-cell>
              <table:table-cell office:value-type="float" office:value="0.0260317315">
                <text:p>0.02603173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87613487">
                <text:p>0.000687613487</text:p>
              </table:table-cell>
              <table:table-cell office:value-type="float" office:value="0.0276424252">
                <text:p>0.027642425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702133179">
                <text:p>0.000702133179</text:p>
              </table:table-cell>
              <table:table-cell office:value-type="float" office:value="0.0262889994">
                <text:p>0.026288999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20477104">
                <text:p>0.000720477104</text:p>
              </table:table-cell>
              <table:table-cell office:value-type="float" office:value="0.0270336977">
                <text:p>0.02703369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26561546">
                <text:p>0.000726561546</text:p>
              </table:table-cell>
              <table:table-cell office:value-type="float" office:value="0.027257656">
                <text:p>0.02725765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79372406">
                <text:p>0.00079372406</text:p>
              </table:table-cell>
              <table:table-cell office:value-type="float" office:value="0.0234065584">
                <text:p>0.02340655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776963234">
                <text:p>0.000776963234</text:p>
              </table:table-cell>
              <table:table-cell office:value-type="float" office:value="0.0284900703">
                <text:p>0.028490070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796980858">
                <text:p>0.000796980858</text:p>
              </table:table-cell>
              <table:table-cell office:value-type="float" office:value="0.025628772">
                <text:p>0.02562877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795893669">
                <text:p>0.000795893669</text:p>
              </table:table-cell>
              <table:table-cell office:value-type="float" office:value="0.0265016357">
                <text:p>0.02650163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772385597">
                <text:p>0.000772385597</text:p>
              </table:table-cell>
              <table:table-cell office:value-type="float" office:value="0.0294939431">
                <text:p>0.029493943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833101273">
                <text:p>0.000833101273</text:p>
              </table:table-cell>
              <table:table-cell office:value-type="float" office:value="0.0271927988">
                <text:p>0.027192798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807685852">
                <text:p>0.000807685852</text:p>
              </table:table-cell>
              <table:table-cell office:value-type="float" office:value="0.0293563678">
                <text:p>0.029356367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7989645">
                <text:p>0.0007989645</text:p>
              </table:table-cell>
              <table:table-cell office:value-type="float" office:value="0.0298000171">
                <text:p>0.029800017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852599144">
                <text:p>0.000852599144</text:p>
              </table:table-cell>
              <table:table-cell office:value-type="float" office:value="0.0258754854">
                <text:p>0.025875485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822734833">
                <text:p>0.000822734833</text:p>
              </table:table-cell>
              <table:table-cell office:value-type="float" office:value="0.0274474946">
                <text:p>0.027447494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834875107">
                <text:p>0.000834875107</text:p>
              </table:table-cell>
              <table:table-cell office:value-type="float" office:value="0.026652864">
                <text:p>0.02665286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853509903">
                <text:p>0.000853509903</text:p>
              </table:table-cell>
              <table:table-cell office:value-type="float" office:value="0.0250324553">
                <text:p>0.025032455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872163773">
                <text:p>0.000872163773</text:p>
              </table:table-cell>
              <table:table-cell office:value-type="float" office:value="0.025928526">
                <text:p>0.02592852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84795475">
                <text:p>0.00084795475</text:p>
              </table:table-cell>
              <table:table-cell office:value-type="float" office:value="0.0275458559">
                <text:p>0.0275458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875310898">
                <text:p>0.000875310898</text:p>
              </table:table-cell>
              <table:table-cell office:value-type="float" office:value="0.0229956481">
                <text:p>0.022995648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994873047">
                <text:p>0.000994873047</text:p>
              </table:table-cell>
              <table:table-cell office:value-type="float" office:value="0.0281106728">
                <text:p>0.028110672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879659653">
                <text:p>0.000879659653</text:p>
              </table:table-cell>
              <table:table-cell office:value-type="float" office:value="0.0291946874">
                <text:p>0.029194687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886621475">
                <text:p>0.000886621475</text:p>
              </table:table-cell>
              <table:table-cell office:value-type="float" office:value="0.0275753511">
                <text:p>0.027575351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901937485">
                <text:p>0.000901937485</text:p>
              </table:table-cell>
              <table:table-cell office:value-type="float" office:value="0.0272395952">
                <text:p>0.027239595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942101479">
                <text:p>0.000942101479</text:p>
              </table:table-cell>
              <table:table-cell office:value-type="float" office:value="0.0257859903">
                <text:p>0.025785990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968542099">
                <text:p>0.000968542099</text:p>
              </table:table-cell>
              <table:table-cell office:value-type="float" office:value="0.0261542201">
                <text:p>0.026154220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966229439">
                <text:p>0.000966229439</text:p>
              </table:table-cell>
              <table:table-cell office:value-type="float" office:value="0.0306613357">
                <text:p>0.030661335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896959305">
                <text:p>0.000896959305</text:p>
              </table:table-cell>
              <table:table-cell office:value-type="float" office:value="0.0314140211">
                <text:p>0.031414021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982027054">
                <text:p>0.000982027054</text:p>
              </table:table-cell>
              <table:table-cell office:value-type="float" office:value="0.0269608912">
                <text:p>0.026960891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918416977">
                <text:p>0.000918416977</text:p>
              </table:table-cell>
              <table:table-cell office:value-type="float" office:value="0.0254191904">
                <text:p>0.025419190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988035202">
                <text:p>0.000988035202</text:p>
              </table:table-cell>
              <table:table-cell office:value-type="float" office:value="0.0257094162">
                <text:p>0.025709416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981349945">
                <text:p>0.000981349945</text:p>
              </table:table-cell>
              <table:table-cell office:value-type="float" office:value="0.0305568944">
                <text:p>0.03055689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955424309">
                <text:p>0.000955424309</text:p>
              </table:table-cell>
              <table:table-cell office:value-type="float" office:value="0.0281697905">
                <text:p>0.028169790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1004137993">
                <text:p>0.001004137993</text:p>
              </table:table-cell>
              <table:table-cell office:value-type="float" office:value="0.0266367683">
                <text:p>0.026636768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938849449">
                <text:p>0.000938849449</text:p>
              </table:table-cell>
              <table:table-cell office:value-type="float" office:value="0.0267257874">
                <text:p>0.026725787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1062698364">
                <text:p>0.001062698364</text:p>
              </table:table-cell>
              <table:table-cell office:value-type="float" office:value="0.027476583">
                <text:p>0.02747658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969724655">
                <text:p>0.000969724655</text:p>
              </table:table-cell>
              <table:table-cell office:value-type="float" office:value="0.0289058142">
                <text:p>0.028905814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956525803">
                <text:p>0.000956525803</text:p>
              </table:table-cell>
              <table:table-cell office:value-type="float" office:value="0.0282008696">
                <text:p>0.028200869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958404541">
                <text:p>0.000958404541</text:p>
              </table:table-cell>
              <table:table-cell office:value-type="float" office:value="0.0299437692">
                <text:p>0.02994376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017637253">
                <text:p>0.001017637253</text:p>
              </table:table-cell>
              <table:table-cell office:value-type="float" office:value="0.0254987549">
                <text:p>0.025498754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0974907875">
                <text:p>0.000974907875</text:p>
              </table:table-cell>
              <table:table-cell office:value-type="float" office:value="0.0239354742">
                <text:p>0.023935474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1019444466">
                <text:p>0.001019444466</text:p>
              </table:table-cell>
              <table:table-cell office:value-type="float" office:value="0.0245256554">
                <text:p>0.024525655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0979828835">
                <text:p>0.000979828835</text:p>
              </table:table-cell>
              <table:table-cell office:value-type="float" office:value="0.0264638218">
                <text:p>0.026463821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962586403">
                <text:p>0.000962586403</text:p>
              </table:table-cell>
              <table:table-cell office:value-type="float" office:value="0.0278547548">
                <text:p>0.027854754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0973806381">
                <text:p>0.000973806381</text:p>
              </table:table-cell>
              <table:table-cell office:value-type="float" office:value="0.0294659864">
                <text:p>0.029465986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0954661369">
                <text:p>0.000954661369</text:p>
              </table:table-cell>
              <table:table-cell office:value-type="float" office:value="0.0304762813">
                <text:p>0.0304762813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1064486504">
                <text:p>0.001064486504</text:p>
              </table:table-cell>
              <table:table-cell office:value-type="float" office:value="0.0265472818">
                <text:p>0.026547281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1059002876">
                <text:p>0.001059002876</text:p>
              </table:table-cell>
              <table:table-cell office:value-type="float" office:value="0.0238524632">
                <text:p>0.023852463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1008629799">
                <text:p>0.001008629799</text:p>
              </table:table-cell>
              <table:table-cell office:value-type="float" office:value="0.0265348359">
                <text:p>0.02653483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10313797">
                <text:p>0.0010313797</text:p>
              </table:table-cell>
              <table:table-cell office:value-type="float" office:value="0.0252335978">
                <text:p>0.025233597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0991139412">
                <text:p>0.000991139412</text:p>
              </table:table-cell>
              <table:table-cell office:value-type="float" office:value="0.0304494818">
                <text:p>0.030449481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1006650925">
                <text:p>0.001006650925</text:p>
              </table:table-cell>
              <table:table-cell office:value-type="float" office:value="0.028621527">
                <text:p>0.02862152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0982880592">
                <text:p>0.000982880592</text:p>
              </table:table-cell>
              <table:table-cell office:value-type="float" office:value="0.0272745545">
                <text:p>0.027274554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1078867912">
                <text:p>0.001078867912</text:p>
              </table:table-cell>
              <table:table-cell office:value-type="float" office:value="0.0306486784">
                <text:p>0.030648678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1117959023">
                <text:p>0.001117959023</text:p>
              </table:table-cell>
              <table:table-cell office:value-type="float" office:value="0.0233705916">
                <text:p>0.023370591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1064157486">
                <text:p>0.001064157486</text:p>
              </table:table-cell>
              <table:table-cell office:value-type="float" office:value="0.0268390703">
                <text:p>0.026839070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1071829796">
                <text:p>0.001071829796</text:p>
              </table:table-cell>
              <table:table-cell office:value-type="float" office:value="0.02565913">
                <text:p>0.0256591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101621151">
                <text:p>0.00101621151</text:p>
              </table:table-cell>
              <table:table-cell office:value-type="float" office:value="0.0300109881">
                <text:p>0.030010988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1046571732">
                <text:p>0.001046571732</text:p>
              </table:table-cell>
              <table:table-cell office:value-type="float" office:value="0.0284817563">
                <text:p>0.02848175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035542488">
                <text:p>0.001035542488</text:p>
              </table:table-cell>
              <table:table-cell office:value-type="float" office:value="0.0284009944">
                <text:p>0.028400994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1055593491">
                <text:p>0.001055593491</text:p>
              </table:table-cell>
              <table:table-cell office:value-type="float" office:value="0.0283906229">
                <text:p>0.028390622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1027674675">
                <text:p>0.001027674675</text:p>
              </table:table-cell>
              <table:table-cell office:value-type="float" office:value="0.0296931955">
                <text:p>0.029693195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1014156342">
                <text:p>0.001014156342</text:p>
              </table:table-cell>
              <table:table-cell office:value-type="float" office:value="0.031767507">
                <text:p>0.03176750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1044845581">
                <text:p>0.001044845581</text:p>
              </table:table-cell>
              <table:table-cell office:value-type="float" office:value="0.0238885831">
                <text:p>0.023888583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1037306786">
                <text:p>0.001037306786</text:p>
              </table:table-cell>
              <table:table-cell office:value-type="float" office:value="0.0239275447">
                <text:p>0.02392754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1083555222">
                <text:p>0.001083555222</text:p>
              </table:table-cell>
              <table:table-cell office:value-type="float" office:value="0.0251090742">
                <text:p>0.025109074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1057224274">
                <text:p>0.001057224274</text:p>
              </table:table-cell>
              <table:table-cell office:value-type="float" office:value="0.0295476496">
                <text:p>0.029547649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1068210602">
                <text:p>0.001068210602</text:p>
              </table:table-cell>
              <table:table-cell office:value-type="float" office:value="0.0286879247">
                <text:p>0.028687924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1088252068">
                <text:p>0.001088252068</text:p>
              </table:table-cell>
              <table:table-cell office:value-type="float" office:value="0.0281147571">
                <text:p>0.028114757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093568802">
                <text:p>0.001093568802</text:p>
              </table:table-cell>
              <table:table-cell office:value-type="float" office:value="0.0293203414">
                <text:p>0.029320341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1035013199">
                <text:p>0.001035013199</text:p>
              </table:table-cell>
              <table:table-cell office:value-type="float" office:value="0.0282546327">
                <text:p>0.028254632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1034269333">
                <text:p>0.001034269333</text:p>
              </table:table-cell>
              <table:table-cell office:value-type="float" office:value="0.0310095058">
                <text:p>0.031009505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1122851372">
                <text:p>0.001122851372</text:p>
              </table:table-cell>
              <table:table-cell office:value-type="float" office:value="0.0304439538">
                <text:p>0.030443953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1085939407">
                <text:p>0.001085939407</text:p>
              </table:table-cell>
              <table:table-cell office:value-type="float" office:value="0.0246428458">
                <text:p>0.024642845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110666275">
                <text:p>0.00110666275</text:p>
              </table:table-cell>
              <table:table-cell office:value-type="float" office:value="0.0239900265">
                <text:p>0.023990026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1078906059">
                <text:p>0.001078906059</text:p>
              </table:table-cell>
              <table:table-cell office:value-type="float" office:value="0.0303940127">
                <text:p>0.030394012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10592556">
                <text:p>0.0010592556</text:p>
              </table:table-cell>
              <table:table-cell office:value-type="float" office:value="0.0311653289">
                <text:p>0.031165328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1074638367">
                <text:p>0.001074638367</text:p>
              </table:table-cell>
              <table:table-cell office:value-type="float" office:value="0.0275238097">
                <text:p>0.027523809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1059465408">
                <text:p>0.001059465408</text:p>
              </table:table-cell>
              <table:table-cell office:value-type="float" office:value="0.0296476605">
                <text:p>0.02964766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071648598">
                <text:p>0.001071648598</text:p>
              </table:table-cell>
              <table:table-cell office:value-type="float" office:value="0.0308881428">
                <text:p>0.030888142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1093044281">
                <text:p>0.001093044281</text:p>
              </table:table-cell>
              <table:table-cell office:value-type="float" office:value="0.0278693898">
                <text:p>0.027869389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1117448807">
                <text:p>0.001117448807</text:p>
              </table:table-cell>
              <table:table-cell office:value-type="float" office:value="0.0278005051">
                <text:p>0.027800505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1066441536">
                <text:p>0.001066441536</text:p>
              </table:table-cell>
              <table:table-cell office:value-type="float" office:value="0.0247578475">
                <text:p>0.024757847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1115617752">
                <text:p>0.001115617752</text:p>
              </table:table-cell>
              <table:table-cell office:value-type="float" office:value="0.0278238985">
                <text:p>0.027823898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1165399551">
                <text:p>0.001165399551</text:p>
              </table:table-cell>
              <table:table-cell office:value-type="float" office:value="0.0269907274">
                <text:p>0.026990727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113155365">
                <text:p>0.00113155365</text:p>
              </table:table-cell>
              <table:table-cell office:value-type="float" office:value="0.0237538943">
                <text:p>0.023753894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1084952354">
                <text:p>0.001084952354</text:p>
              </table:table-cell>
              <table:table-cell office:value-type="float" office:value="0.0246058019">
                <text:p>0.024605801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1100988388">
                <text:p>0.001100988388</text:p>
              </table:table-cell>
              <table:table-cell office:value-type="float" office:value="0.0304665047">
                <text:p>0.0304665047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1206393242">
                <text:p>0.001206393242</text:p>
              </table:table-cell>
              <table:table-cell office:value-type="float" office:value="0.0287615919">
                <text:p>0.02876159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087188721">
                <text:p>0.001087188721</text:p>
              </table:table-cell>
              <table:table-cell office:value-type="float" office:value="0.0275621776">
                <text:p>0.02756217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office:value-type="string">
            <text:p>cas</text:p>
          </table:table-cell>
          <table:table-cell office:value-type="string">
            <text:p>startovní teplota</text:p>
          </table:table-cell>
          <table:table-cell office:value-type="string">
            <text:p>teplota mrazu</text:p>
          </table:table-cell>
          <table:table-cell office:value-type="string">
            <text:p>eqilibrium</text:p>
          </table:table-cell>
          <table:table-cell office:value-type="string">
            <text:p>chlazení</text:p>
          </table:table-cell>
          <table:table-cell office:value-type="string">
            <text:p>chyba</text:p>
          </table:table-cell>
        </table:table-row>
        <table:table-row table:style-name="ro1">
          <table:table-cell table:number-columns-repeated="18"/>
          <table:table-cell office:value-type="float" office:value="0.000134210587">
            <text:p>0,000134210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.88">
            <text:p>0,88</text:p>
          </table:table-cell>
          <table:table-cell office:value-type="float" office:value="0.0504957419">
            <text:p>0,0504957419</text:p>
          </table:table-cell>
        </table:table-row>
        <table:table-row table:style-name="ro1">
          <table:table-cell table:number-columns-repeated="18"/>
          <table:table-cell office:value-type="float" office:value="0.000147900581">
            <text:p>0,000147900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0.88">
            <text:p>0,88</text:p>
          </table:table-cell>
          <table:table-cell office:value-type="float" office:value="0.0492742681">
            <text:p>0,0492742681</text:p>
          </table:table-cell>
        </table:table-row>
        <table:table-row table:style-name="ro1">
          <table:table-cell table:number-columns-repeated="18"/>
          <table:table-cell office:value-type="float" office:value="0.00015859127">
            <text:p>0,000158591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.88">
            <text:p>0,88</text:p>
          </table:table-cell>
          <table:table-cell office:value-type="float" office:value="0.0439270824">
            <text:p>0,0439270824</text:p>
          </table:table-cell>
        </table:table-row>
        <table:table-row table:style-name="ro1">
          <table:table-cell table:number-columns-repeated="18"/>
          <table:table-cell office:value-type="float" office:value="0.000172643661">
            <text:p>0,000172643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float" office:value="0.88">
            <text:p>0,88</text:p>
          </table:table-cell>
          <table:table-cell office:value-type="float" office:value="0.0462973345">
            <text:p>0,0462973345</text:p>
          </table:table-cell>
        </table:table-row>
        <table:table-row table:style-name="ro1">
          <table:table-cell table:number-columns-repeated="18"/>
          <table:table-cell office:value-type="float" office:value="0.000185990334">
            <text:p>0,000185990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0518942737">
            <text:p>0,0518942737</text:p>
          </table:table-cell>
        </table:table-row>
        <table:table-row table:style-name="ro1">
          <table:table-cell table:number-columns-repeated="18"/>
          <table:table-cell office:value-type="float" office:value="0.000198206902">
            <text:p>0,000198206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.88">
            <text:p>0,88</text:p>
          </table:table-cell>
          <table:table-cell office:value-type="float" office:value="0.0432587081">
            <text:p>0,0432587081</text:p>
          </table:table-cell>
        </table:table-row>
        <table:table-row table:style-name="ro1">
          <table:table-cell table:number-columns-repeated="18"/>
          <table:table-cell office:value-type="float" office:value="0.000365643501">
            <text:p>0,000365643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0.88">
            <text:p>0,88</text:p>
          </table:table-cell>
          <table:table-cell office:value-type="float" office:value="0.0476952089">
            <text:p>0,0476952089</text:p>
          </table:table-cell>
        </table:table-row>
        <table:table-row table:style-name="ro1">
          <table:table-cell table:number-columns-repeated="18"/>
          <table:table-cell office:value-type="float" office:value="0.000240893364">
            <text:p>0,000240893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float" office:value="0.88">
            <text:p>0,88</text:p>
          </table:table-cell>
          <table:table-cell office:value-type="float" office:value="0.0408062134">
            <text:p>0,0408062134</text:p>
          </table:table-cell>
        </table:table-row>
        <table:table-row table:style-name="ro1">
          <table:table-cell table:number-columns-repeated="18"/>
          <table:table-cell office:value-type="float" office:value="0.000235037804">
            <text:p>0,000235037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0.88">
            <text:p>0,88</text:p>
          </table:table-cell>
          <table:table-cell office:value-type="float" office:value="0.0348551055">
            <text:p>0,0348551055</text:p>
          </table:table-cell>
        </table:table-row>
        <table:table-row table:style-name="ro1">
          <table:table-cell table:number-columns-repeated="18"/>
          <table:table-cell office:value-type="float" office:value="0.000248084068">
            <text:p>0,000248084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0.88">
            <text:p>0,88</text:p>
          </table:table-cell>
          <table:table-cell office:value-type="float" office:value="0.0372204297">
            <text:p>0,0372204297</text:p>
          </table:table-cell>
        </table:table-row>
        <table:table-row table:style-name="ro1">
          <table:table-cell table:number-columns-repeated="18"/>
          <table:table-cell office:value-type="float" office:value="0.000294613838">
            <text:p>0,000294613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0.88">
            <text:p>0,88</text:p>
          </table:table-cell>
          <table:table-cell office:value-type="float" office:value="0.0344548086">
            <text:p>0,0344548086</text:p>
          </table:table-cell>
        </table:table-row>
        <table:table-row table:style-name="ro1">
          <table:table-cell table:number-columns-repeated="18"/>
          <table:table-cell office:value-type="float" office:value="0.000274543762">
            <text:p>0,000274543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10">
            <text:p>210</text:p>
          </table:table-cell>
          <table:table-cell office:value-type="float" office:value="0.88">
            <text:p>0,88</text:p>
          </table:table-cell>
          <table:table-cell office:value-type="float" office:value="0.0360374097">
            <text:p>0,0360374097</text:p>
          </table:table-cell>
        </table:table-row>
        <table:table-row table:style-name="ro1">
          <table:table-cell table:number-columns-repeated="18"/>
          <table:table-cell office:value-type="float" office:value="0.000345311165">
            <text:p>0,00034531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0.88">
            <text:p>0,88</text:p>
          </table:table-cell>
          <table:table-cell office:value-type="float" office:value="0.0361712698">
            <text:p>0,0361712698</text:p>
          </table:table-cell>
        </table:table-row>
        <table:table-row table:style-name="ro1">
          <table:table-cell table:number-columns-repeated="18"/>
          <table:table-cell office:value-type="float" office:value="0.000298023224">
            <text:p>0,000298023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30">
            <text:p>230</text:p>
          </table:table-cell>
          <table:table-cell office:value-type="float" office:value="0.88">
            <text:p>0,88</text:p>
          </table:table-cell>
          <table:table-cell office:value-type="float" office:value="0.0318509615">
            <text:p>0,0318509615</text:p>
          </table:table-cell>
        </table:table-row>
        <table:table-row table:style-name="ro1">
          <table:table-cell table:number-columns-repeated="18"/>
          <table:table-cell office:value-type="float" office:value="0.00031876564">
            <text:p>0,000318765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  <table:table-cell office:value-type="float" office:value="0.88">
            <text:p>0,88</text:p>
          </table:table-cell>
          <table:table-cell office:value-type="float" office:value="0.0377803915">
            <text:p>0,0377803915</text:p>
          </table:table-cell>
        </table:table-row>
        <table:table-row table:style-name="ro1">
          <table:table-cell table:number-columns-repeated="18"/>
          <table:table-cell office:value-type="float" office:value="0.000331969261">
            <text:p>0,000331969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.88">
            <text:p>0,88</text:p>
          </table:table-cell>
          <table:table-cell office:value-type="float" office:value="0.0318247468">
            <text:p>0,0318247468</text:p>
          </table:table-cell>
        </table:table-row>
        <table:table-row table:style-name="ro1">
          <table:table-cell table:number-columns-repeated="18"/>
          <table:table-cell office:value-type="float" office:value="0.000339488983">
            <text:p>0,00033948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60">
            <text:p>260</text:p>
          </table:table-cell>
          <table:table-cell office:value-type="float" office:value="0.88">
            <text:p>0,88</text:p>
          </table:table-cell>
          <table:table-cell office:value-type="float" office:value="0.0280305505">
            <text:p>0,0280305505</text:p>
          </table:table-cell>
        </table:table-row>
        <table:table-row table:style-name="ro1">
          <table:table-cell table:number-columns-repeated="18"/>
          <table:table-cell office:value-type="float" office:value="0.000350728035">
            <text:p>0,00035072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office:value-type="float" office:value="0.88">
            <text:p>0,88</text:p>
          </table:table-cell>
          <table:table-cell office:value-type="float" office:value="0.0342663631">
            <text:p>0,0342663631</text:p>
          </table:table-cell>
        </table:table-row>
        <table:table-row table:style-name="ro1">
          <table:table-cell table:number-columns-repeated="18"/>
          <table:table-cell office:value-type="float" office:value="0.000370588303">
            <text:p>0,000370588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80">
            <text:p>280</text:p>
          </table:table-cell>
          <table:table-cell office:value-type="float" office:value="0.88">
            <text:p>0,88</text:p>
          </table:table-cell>
          <table:table-cell office:value-type="float" office:value="0.0380096046">
            <text:p>0,0380096046</text:p>
          </table:table-cell>
        </table:table-row>
        <table:table-row table:style-name="ro1">
          <table:table-cell table:number-columns-repeated="18"/>
          <table:table-cell office:value-type="float" office:value="0.000378599167">
            <text:p>0,000378599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90">
            <text:p>290</text:p>
          </table:table-cell>
          <table:table-cell office:value-type="float" office:value="0.88">
            <text:p>0,88</text:p>
          </table:table-cell>
          <table:table-cell office:value-type="float" office:value="0.0356586732">
            <text:p>0,0356586732</text:p>
          </table:table-cell>
        </table:table-row>
        <table:table-row table:style-name="ro1">
          <table:table-cell table:number-columns-repeated="18"/>
          <table:table-cell office:value-type="float" office:value="0.000389652252">
            <text:p>0,000389652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0.88">
            <text:p>0,88</text:p>
          </table:table-cell>
          <table:table-cell office:value-type="float" office:value="0.0359319529">
            <text:p>0,0359319529</text:p>
          </table:table-cell>
        </table:table-row>
        <table:table-row table:style-name="ro1">
          <table:table-cell table:number-columns-repeated="18"/>
          <table:table-cell office:value-type="float" office:value="0.000403103828">
            <text:p>0,000403103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10">
            <text:p>310</text:p>
          </table:table-cell>
          <table:table-cell office:value-type="float" office:value="0.88">
            <text:p>0,88</text:p>
          </table:table-cell>
          <table:table-cell office:value-type="float" office:value="0.028462877">
            <text:p>0,028462877</text:p>
          </table:table-cell>
        </table:table-row>
        <table:table-row table:style-name="ro1">
          <table:table-cell table:number-columns-repeated="18"/>
          <table:table-cell office:value-type="float" office:value="0.000427322388">
            <text:p>0,000427322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20">
            <text:p>320</text:p>
          </table:table-cell>
          <table:table-cell office:value-type="float" office:value="0.88">
            <text:p>0,88</text:p>
          </table:table-cell>
          <table:table-cell office:value-type="float" office:value="0.0309914536">
            <text:p>0,0309914536</text:p>
          </table:table-cell>
        </table:table-row>
        <table:table-row table:style-name="ro1">
          <table:table-cell table:number-columns-repeated="18"/>
          <table:table-cell office:value-type="float" office:value="0.000474362373">
            <text:p>0,000474362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30">
            <text:p>330</text:p>
          </table:table-cell>
          <table:table-cell office:value-type="float" office:value="0.88">
            <text:p>0,88</text:p>
          </table:table-cell>
          <table:table-cell office:value-type="float" office:value="0.0321088468">
            <text:p>0,0321088468</text:p>
          </table:table-cell>
        </table:table-row>
        <table:table-row table:style-name="ro1">
          <table:table-cell table:number-columns-repeated="18"/>
          <table:table-cell office:value-type="float" office:value="0.00045463562">
            <text:p>0,000454635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40">
            <text:p>340</text:p>
          </table:table-cell>
          <table:table-cell office:value-type="float" office:value="0.88">
            <text:p>0,88</text:p>
          </table:table-cell>
          <table:table-cell office:value-type="float" office:value="0.0336749247">
            <text:p>0,0336749247</text:p>
          </table:table-cell>
        </table:table-row>
        <table:table-row table:style-name="ro1">
          <table:table-cell table:number-columns-repeated="18"/>
          <table:table-cell office:value-type="float" office:value="0.000469231606">
            <text:p>0,000469231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0.88">
            <text:p>0,88</text:p>
          </table:table-cell>
          <table:table-cell office:value-type="float" office:value="0.0344873241">
            <text:p>0,0344873241</text:p>
          </table:table-cell>
        </table:table-row>
        <table:table-row table:style-name="ro1">
          <table:table-cell table:number-columns-repeated="18"/>
          <table:table-cell office:value-type="float" office:value="0.000467324257">
            <text:p>0,000467324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office:value-type="float" office:value="0.88">
            <text:p>0,88</text:p>
          </table:table-cell>
          <table:table-cell office:value-type="float" office:value="0.032072277">
            <text:p>0,032072277</text:p>
          </table:table-cell>
        </table:table-row>
        <table:table-row table:style-name="ro1">
          <table:table-cell table:number-columns-repeated="18"/>
          <table:table-cell office:value-type="float" office:value="0.000479264259">
            <text:p>0,000479264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70">
            <text:p>370</text:p>
          </table:table-cell>
          <table:table-cell office:value-type="float" office:value="0.88">
            <text:p>0,88</text:p>
          </table:table-cell>
          <table:table-cell office:value-type="float" office:value="0.0296535995">
            <text:p>0,0296535995</text:p>
          </table:table-cell>
        </table:table-row>
        <table:table-row table:style-name="ro1">
          <table:table-cell table:number-columns-repeated="18"/>
          <table:table-cell office:value-type="float" office:value="0.000492610931">
            <text:p>0,000492610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80">
            <text:p>380</text:p>
          </table:table-cell>
          <table:table-cell office:value-type="float" office:value="0.88">
            <text:p>0,88</text:p>
          </table:table-cell>
          <table:table-cell office:value-type="float" office:value="0.0294735564">
            <text:p>0,0294735564</text:p>
          </table:table-cell>
        </table:table-row>
        <table:table-row table:style-name="ro1">
          <table:table-cell table:number-columns-repeated="18"/>
          <table:table-cell office:value-type="float" office:value="0.000665316582">
            <text:p>0,000665316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390">
            <text:p>390</text:p>
          </table:table-cell>
          <table:table-cell office:value-type="float" office:value="0.88">
            <text:p>0,88</text:p>
          </table:table-cell>
          <table:table-cell office:value-type="float" office:value="0.0288162619">
            <text:p>0,0288162619</text:p>
          </table:table-cell>
        </table:table-row>
        <table:table-row table:style-name="ro1">
          <table:table-cell table:number-columns-repeated="18"/>
          <table:table-cell office:value-type="float" office:value="0.000522036552">
            <text:p>0,000522036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.88">
            <text:p>0,88</text:p>
          </table:table-cell>
          <table:table-cell office:value-type="float" office:value="0.0297041645">
            <text:p>0,0297041645</text:p>
          </table:table-cell>
        </table:table-row>
        <table:table-row table:style-name="ro1">
          <table:table-cell table:number-columns-repeated="18"/>
          <table:table-cell office:value-type="float" office:value="0.00054254055">
            <text:p>0,000542540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10">
            <text:p>410</text:p>
          </table:table-cell>
          <table:table-cell office:value-type="float" office:value="0.88">
            <text:p>0,88</text:p>
          </table:table-cell>
          <table:table-cell office:value-type="float" office:value="0.0264984647">
            <text:p>0,0264984647</text:p>
          </table:table-cell>
        </table:table-row>
        <table:table-row table:style-name="ro1">
          <table:table-cell table:number-columns-repeated="18"/>
          <table:table-cell office:value-type="float" office:value="0.000546703339">
            <text:p>0,0005467033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20">
            <text:p>420</text:p>
          </table:table-cell>
          <table:table-cell office:value-type="float" office:value="0.88">
            <text:p>0,88</text:p>
          </table:table-cell>
          <table:table-cell office:value-type="float" office:value="0.0300969675">
            <text:p>0,0300969675</text:p>
          </table:table-cell>
        </table:table-row>
        <table:table-row table:style-name="ro1">
          <table:table-cell table:number-columns-repeated="18"/>
          <table:table-cell office:value-type="float" office:value="0.000629763603">
            <text:p>0,000629763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30">
            <text:p>430</text:p>
          </table:table-cell>
          <table:table-cell office:value-type="float" office:value="0.88">
            <text:p>0,88</text:p>
          </table:table-cell>
          <table:table-cell office:value-type="float" office:value="0.0300098724">
            <text:p>0,0300098724</text:p>
          </table:table-cell>
        </table:table-row>
        <table:table-row table:style-name="ro1">
          <table:table-cell table:number-columns-repeated="18"/>
          <table:table-cell office:value-type="float" office:value="0.000611672401">
            <text:p>0,000611672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40">
            <text:p>440</text:p>
          </table:table-cell>
          <table:table-cell office:value-type="float" office:value="0.88">
            <text:p>0,88</text:p>
          </table:table-cell>
          <table:table-cell office:value-type="float" office:value="0.031522465">
            <text:p>0,031522465</text:p>
          </table:table-cell>
        </table:table-row>
        <table:table-row table:style-name="ro1">
          <table:table-cell table:number-columns-repeated="18"/>
          <table:table-cell office:value-type="float" office:value="0.000580868721">
            <text:p>0,000580868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0.88">
            <text:p>0,88</text:p>
          </table:table-cell>
          <table:table-cell office:value-type="float" office:value="0.0289921732">
            <text:p>0,0289921732</text:p>
          </table:table-cell>
        </table:table-row>
        <table:table-row table:style-name="ro1">
          <table:table-cell table:number-columns-repeated="18"/>
          <table:table-cell office:value-type="float" office:value="0.00059220314">
            <text:p>0,000592203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60">
            <text:p>460</text:p>
          </table:table-cell>
          <table:table-cell office:value-type="float" office:value="0.88">
            <text:p>0,88</text:p>
          </table:table-cell>
          <table:table-cell office:value-type="float" office:value="0.0264112511">
            <text:p>0,0264112511</text:p>
          </table:table-cell>
        </table:table-row>
        <table:table-row table:style-name="ro1">
          <table:table-cell table:number-columns-repeated="18"/>
          <table:table-cell office:value-type="float" office:value="0.000619854927">
            <text:p>0,000619854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70">
            <text:p>470</text:p>
          </table:table-cell>
          <table:table-cell office:value-type="float" office:value="0.88">
            <text:p>0,88</text:p>
          </table:table-cell>
          <table:table-cell office:value-type="float" office:value="0.0236495142">
            <text:p>0,0236495142</text:p>
          </table:table-cell>
        </table:table-row>
        <table:table-row table:style-name="ro1">
          <table:table-cell table:number-columns-repeated="18"/>
          <table:table-cell office:value-type="float" office:value="0.000680184364">
            <text:p>0,000680184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80">
            <text:p>480</text:p>
          </table:table-cell>
          <table:table-cell office:value-type="float" office:value="0.88">
            <text:p>0,88</text:p>
          </table:table-cell>
          <table:table-cell office:value-type="float" office:value="0.0249503666">
            <text:p>0,0249503666</text:p>
          </table:table-cell>
        </table:table-row>
        <table:table-row table:style-name="ro1">
          <table:table-cell table:number-columns-repeated="18"/>
          <table:table-cell office:value-type="float" office:value="0.000634994507">
            <text:p>0,000634994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490">
            <text:p>490</text:p>
          </table:table-cell>
          <table:table-cell office:value-type="float" office:value="0.88">
            <text:p>0,88</text:p>
          </table:table-cell>
          <table:table-cell office:value-type="float" office:value="0.0246460439">
            <text:p>0,0246460439</text:p>
          </table:table-cell>
        </table:table-row>
        <table:table-row table:style-name="ro1">
          <table:table-cell table:number-columns-repeated="18"/>
          <table:table-cell office:value-type="float" office:value="0.000643978119">
            <text:p>0,000643978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.88">
            <text:p>0,88</text:p>
          </table:table-cell>
          <table:table-cell office:value-type="float" office:value="0.0260477986">
            <text:p>0,0260477986</text:p>
          </table:table-cell>
        </table:table-row>
        <table:table-row table:style-name="ro1">
          <table:table-cell table:number-columns-repeated="18"/>
          <table:table-cell office:value-type="float" office:value="0.000680780411">
            <text:p>0,000680780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10">
            <text:p>510</text:p>
          </table:table-cell>
          <table:table-cell office:value-type="float" office:value="0.88">
            <text:p>0,88</text:p>
          </table:table-cell>
          <table:table-cell office:value-type="float" office:value="0.028201274">
            <text:p>0,028201274</text:p>
          </table:table-cell>
        </table:table-row>
        <table:table-row table:style-name="ro1">
          <table:table-cell table:number-columns-repeated="18"/>
          <table:table-cell office:value-type="float" office:value="0.000677018166">
            <text:p>0,000677018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20">
            <text:p>520</text:p>
          </table:table-cell>
          <table:table-cell office:value-type="float" office:value="0.88">
            <text:p>0,88</text:p>
          </table:table-cell>
          <table:table-cell office:value-type="float" office:value="0.0267880398">
            <text:p>0,0267880398</text:p>
          </table:table-cell>
        </table:table-row>
        <table:table-row table:style-name="ro1">
          <table:table-cell table:number-columns-repeated="18"/>
          <table:table-cell office:value-type="float" office:value="0.000708556175">
            <text:p>0,000708556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30">
            <text:p>530</text:p>
          </table:table-cell>
          <table:table-cell office:value-type="float" office:value="0.88">
            <text:p>0,88</text:p>
          </table:table-cell>
          <table:table-cell office:value-type="float" office:value="0.0268152825">
            <text:p>0,0268152825</text:p>
          </table:table-cell>
        </table:table-row>
        <table:table-row table:style-name="ro1">
          <table:table-cell table:number-columns-repeated="18"/>
          <table:table-cell office:value-type="float" office:value="0.000710883141">
            <text:p>0,000710883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40">
            <text:p>540</text:p>
          </table:table-cell>
          <table:table-cell office:value-type="float" office:value="0.88">
            <text:p>0,88</text:p>
          </table:table-cell>
          <table:table-cell office:value-type="float" office:value="0.0241256542">
            <text:p>0,0241256542</text:p>
          </table:table-cell>
        </table:table-row>
        <table:table-row table:style-name="ro1">
          <table:table-cell table:number-columns-repeated="18"/>
          <table:table-cell office:value-type="float" office:value="0.000710043907">
            <text:p>0,000710043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0.88">
            <text:p>0,88</text:p>
          </table:table-cell>
          <table:table-cell office:value-type="float" office:value="0.0233531032">
            <text:p>0,0233531032</text:p>
          </table:table-cell>
        </table:table-row>
        <table:table-row table:style-name="ro1">
          <table:table-cell table:number-columns-repeated="18"/>
          <table:table-cell office:value-type="float" office:value="0.000765509605">
            <text:p>0,000765509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0.88">
            <text:p>0,88</text:p>
          </table:table-cell>
          <table:table-cell office:value-type="float" office:value="0.0231222225">
            <text:p>0,0231222225</text:p>
          </table:table-cell>
        </table:table-row>
        <table:table-row table:style-name="ro1">
          <table:table-cell table:number-columns-repeated="18"/>
          <table:table-cell office:value-type="float" office:value="0.000749864578">
            <text:p>0,000749864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70">
            <text:p>570</text:p>
          </table:table-cell>
          <table:table-cell office:value-type="float" office:value="0.88">
            <text:p>0,88</text:p>
          </table:table-cell>
          <table:table-cell office:value-type="float" office:value="0.0246971048">
            <text:p>0,0246971048</text:p>
          </table:table-cell>
        </table:table-row>
        <table:table-row table:style-name="ro1">
          <table:table-cell table:number-columns-repeated="18"/>
          <table:table-cell office:value-type="float" office:value="0.000756750107">
            <text:p>0,000756750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0.88">
            <text:p>0,88</text:p>
          </table:table-cell>
          <table:table-cell office:value-type="float" office:value="0.0255788038">
            <text:p>0,0255788038</text:p>
          </table:table-cell>
        </table:table-row>
        <table:table-row table:style-name="ro1">
          <table:table-cell table:number-columns-repeated="18"/>
          <table:table-cell office:value-type="float" office:value="0.000757088661">
            <text:p>0,000757088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90">
            <text:p>590</text:p>
          </table:table-cell>
          <table:table-cell office:value-type="float" office:value="0.88">
            <text:p>0,88</text:p>
          </table:table-cell>
          <table:table-cell office:value-type="float" office:value="0.0278719947">
            <text:p>0,0278719947</text:p>
          </table:table-cell>
        </table:table-row>
        <table:table-row table:style-name="ro1">
          <table:table-cell table:number-columns-repeated="18"/>
          <table:table-cell office:value-type="float" office:value="0.000774607658">
            <text:p>0,000774607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0.88">
            <text:p>0,88</text:p>
          </table:table-cell>
          <table:table-cell office:value-type="float" office:value="0.0273992176">
            <text:p>0,0273992176</text:p>
          </table:table-cell>
        </table:table-row>
        <table:table-row table:style-name="ro1">
          <table:table-cell table:number-columns-repeated="18"/>
          <table:table-cell office:value-type="float" office:value="0.000786314011">
            <text:p>0,00078631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10">
            <text:p>610</text:p>
          </table:table-cell>
          <table:table-cell office:value-type="float" office:value="0.88">
            <text:p>0,88</text:p>
          </table:table-cell>
          <table:table-cell office:value-type="float" office:value="0.025743149">
            <text:p>0,025743149</text:p>
          </table:table-cell>
        </table:table-row>
        <table:table-row table:style-name="ro1">
          <table:table-cell table:number-columns-repeated="18"/>
          <table:table-cell office:value-type="float" office:value="0.000795912743">
            <text:p>0,000795912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20">
            <text:p>620</text:p>
          </table:table-cell>
          <table:table-cell office:value-type="float" office:value="0.88">
            <text:p>0,88</text:p>
          </table:table-cell>
          <table:table-cell office:value-type="float" office:value="0.026131284">
            <text:p>0,026131284</text:p>
          </table:table-cell>
        </table:table-row>
        <table:table-row table:style-name="ro1">
          <table:table-cell table:number-columns-repeated="18"/>
          <table:table-cell office:value-type="float" office:value="0.000844154358">
            <text:p>0,000844154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30">
            <text:p>630</text:p>
          </table:table-cell>
          <table:table-cell office:value-type="float" office:value="0.88">
            <text:p>0,88</text:p>
          </table:table-cell>
          <table:table-cell office:value-type="float" office:value="0.0256388214">
            <text:p>0,0256388214</text:p>
          </table:table-cell>
        </table:table-row>
        <table:table-row table:style-name="ro1">
          <table:table-cell table:number-columns-repeated="18"/>
          <table:table-cell office:value-type="float" office:value="0.000883955956">
            <text:p>0,00088395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40">
            <text:p>640</text:p>
          </table:table-cell>
          <table:table-cell office:value-type="float" office:value="0.88">
            <text:p>0,88</text:p>
          </table:table-cell>
          <table:table-cell office:value-type="float" office:value="0.0252230297">
            <text:p>0,0252230297</text:p>
          </table:table-cell>
        </table:table-row>
        <table:table-row table:style-name="ro1">
          <table:table-cell table:number-columns-repeated="18"/>
          <table:table-cell office:value-type="float" office:value="0.000890321732">
            <text:p>0,000890321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0.88">
            <text:p>0,88</text:p>
          </table:table-cell>
          <table:table-cell office:value-type="float" office:value="0.0235519789">
            <text:p>0,0235519789</text:p>
          </table:table-cell>
        </table:table-row>
        <table:table-row table:style-name="ro1">
          <table:table-cell table:number-columns-repeated="18"/>
          <table:table-cell office:value-type="float" office:value="0.000847592354">
            <text:p>0,000847592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60">
            <text:p>660</text:p>
          </table:table-cell>
          <table:table-cell office:value-type="float" office:value="0.88">
            <text:p>0,88</text:p>
          </table:table-cell>
          <table:table-cell office:value-type="float" office:value="0.0257780504">
            <text:p>0,0257780504</text:p>
          </table:table-cell>
        </table:table-row>
        <table:table-row table:style-name="ro1">
          <table:table-cell table:number-columns-repeated="18"/>
          <table:table-cell office:value-type="float" office:value="0.000882248878">
            <text:p>0,000882248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70">
            <text:p>670</text:p>
          </table:table-cell>
          <table:table-cell office:value-type="float" office:value="0.88">
            <text:p>0,88</text:p>
          </table:table-cell>
          <table:table-cell office:value-type="float" office:value="0.0259744929">
            <text:p>0,0259744929</text:p>
          </table:table-cell>
        </table:table-row>
        <table:table-row table:style-name="ro1">
          <table:table-cell table:number-columns-repeated="18"/>
          <table:table-cell office:value-type="float" office:value="0.000890398026">
            <text:p>0,00089039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80">
            <text:p>680</text:p>
          </table:table-cell>
          <table:table-cell office:value-type="float" office:value="0.88">
            <text:p>0,88</text:p>
          </table:table-cell>
          <table:table-cell office:value-type="float" office:value="0.0238097476">
            <text:p>0,0238097476</text:p>
          </table:table-cell>
        </table:table-row>
        <table:table-row table:style-name="ro1">
          <table:table-cell table:number-columns-repeated="18"/>
          <table:table-cell office:value-type="float" office:value="0.000911316872">
            <text:p>0,000911316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90">
            <text:p>690</text:p>
          </table:table-cell>
          <table:table-cell office:value-type="float" office:value="0.88">
            <text:p>0,88</text:p>
          </table:table-cell>
          <table:table-cell office:value-type="float" office:value="0.0242491713">
            <text:p>0,0242491713</text:p>
          </table:table-cell>
        </table:table-row>
        <table:table-row table:style-name="ro1">
          <table:table-cell table:number-columns-repeated="18"/>
          <table:table-cell office:value-type="float" office:value="0.000934567451">
            <text:p>0,000934567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0.88">
            <text:p>0,88</text:p>
          </table:table-cell>
          <table:table-cell office:value-type="float" office:value="0.025353644">
            <text:p>0,025353644</text:p>
          </table:table-cell>
        </table:table-row>
        <table:table-row table:style-name="ro1">
          <table:table-cell table:number-columns-repeated="18"/>
          <table:table-cell office:value-type="float" office:value="0.000950980186">
            <text:p>0,000950980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10">
            <text:p>710</text:p>
          </table:table-cell>
          <table:table-cell office:value-type="float" office:value="0.88">
            <text:p>0,88</text:p>
          </table:table-cell>
          <table:table-cell office:value-type="float" office:value="0.0240667946">
            <text:p>0,0240667946</text:p>
          </table:table-cell>
        </table:table-row>
        <table:table-row table:style-name="ro1">
          <table:table-cell table:number-columns-repeated="18"/>
          <table:table-cell office:value-type="float" office:value="0.000994553566">
            <text:p>0,000994553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20">
            <text:p>720</text:p>
          </table:table-cell>
          <table:table-cell office:value-type="float" office:value="0.88">
            <text:p>0,88</text:p>
          </table:table-cell>
          <table:table-cell office:value-type="float" office:value="0.0241388417">
            <text:p>0,0241388417</text:p>
          </table:table-cell>
        </table:table-row>
        <table:table-row table:style-name="ro1">
          <table:table-cell table:number-columns-repeated="18"/>
          <table:table-cell office:value-type="float" office:value="0.000953226089">
            <text:p>0,000953226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30">
            <text:p>730</text:p>
          </table:table-cell>
          <table:table-cell office:value-type="float" office:value="0.88">
            <text:p>0,88</text:p>
          </table:table-cell>
          <table:table-cell office:value-type="float" office:value="0.0219922545">
            <text:p>0,0219922545</text:p>
          </table:table-cell>
        </table:table-row>
        <table:table-row table:style-name="ro1">
          <table:table-cell table:number-columns-repeated="18"/>
          <table:table-cell office:value-type="float" office:value="0.000959410667">
            <text:p>0,000959410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40">
            <text:p>740</text:p>
          </table:table-cell>
          <table:table-cell office:value-type="float" office:value="0.88">
            <text:p>0,88</text:p>
          </table:table-cell>
          <table:table-cell office:value-type="float" office:value="0.0239753275">
            <text:p>0,0239753275</text:p>
          </table:table-cell>
        </table:table-row>
        <table:table-row table:style-name="ro1">
          <table:table-cell table:number-columns-repeated="18"/>
          <table:table-cell office:value-type="float" office:value="0.000995483398">
            <text:p>0,000995483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0.88">
            <text:p>0,88</text:p>
          </table:table-cell>
          <table:table-cell office:value-type="float" office:value="0.0257140176">
            <text:p>0,0257140176</text:p>
          </table:table-cell>
        </table:table-row>
        <table:table-row table:style-name="ro1">
          <table:table-cell table:number-columns-repeated="18"/>
          <table:table-cell office:value-type="float" office:value="0.000980257988">
            <text:p>0,00098025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60">
            <text:p>760</text:p>
          </table:table-cell>
          <table:table-cell office:value-type="float" office:value="0.88">
            <text:p>0,88</text:p>
          </table:table-cell>
          <table:table-cell office:value-type="float" office:value="0.0213066196">
            <text:p>0,0213066196</text:p>
          </table:table-cell>
        </table:table-row>
        <table:table-row table:style-name="ro1">
          <table:table-cell table:number-columns-repeated="18"/>
          <table:table-cell office:value-type="float" office:value="0.000998945236">
            <text:p>0,000998945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70">
            <text:p>770</text:p>
          </table:table-cell>
          <table:table-cell office:value-type="float" office:value="0.88">
            <text:p>0,88</text:p>
          </table:table-cell>
          <table:table-cell office:value-type="float" office:value="0.0213342127">
            <text:p>0,0213342127</text:p>
          </table:table-cell>
        </table:table-row>
        <table:table-row table:style-name="ro1">
          <table:table-cell table:number-columns-repeated="18"/>
          <table:table-cell office:value-type="float" office:value="0.001015920639">
            <text:p>0,001015920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80">
            <text:p>780</text:p>
          </table:table-cell>
          <table:table-cell office:value-type="float" office:value="0.88">
            <text:p>0,88</text:p>
          </table:table-cell>
          <table:table-cell office:value-type="float" office:value="0.0228488435">
            <text:p>0,0228488435</text:p>
          </table:table-cell>
        </table:table-row>
        <table:table-row table:style-name="ro1">
          <table:table-cell table:number-columns-repeated="18"/>
          <table:table-cell office:value-type="float" office:value="0.001044664383">
            <text:p>0,001044664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90">
            <text:p>790</text:p>
          </table:table-cell>
          <table:table-cell office:value-type="float" office:value="0.88">
            <text:p>0,88</text:p>
          </table:table-cell>
          <table:table-cell office:value-type="float" office:value="0.0222792386">
            <text:p>0,0222792386</text:p>
          </table:table-cell>
        </table:table-row>
        <table:table-row table:style-name="ro1">
          <table:table-cell table:number-columns-repeated="18"/>
          <table:table-cell office:value-type="float" office:value="0.001044983864">
            <text:p>0,001044983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0.88">
            <text:p>0,88</text:p>
          </table:table-cell>
          <table:table-cell office:value-type="float" office:value="0.0212664381">
            <text:p>0,0212664381</text:p>
          </table:table-cell>
        </table:table-row>
        <table:table-row table:style-name="ro1">
          <table:table-cell table:number-columns-repeated="18"/>
          <table:table-cell office:value-type="float" office:value="0.001040201187">
            <text:p>0,00104020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10">
            <text:p>810</text:p>
          </table:table-cell>
          <table:table-cell office:value-type="float" office:value="0.88">
            <text:p>0,88</text:p>
          </table:table-cell>
          <table:table-cell office:value-type="float" office:value="0.0240232991">
            <text:p>0,0240232991</text:p>
          </table:table-cell>
        </table:table-row>
        <table:table-row table:style-name="ro1">
          <table:table-cell table:number-columns-repeated="18"/>
          <table:table-cell office:value-type="float" office:value="0.001117529869">
            <text:p>0,001117529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20">
            <text:p>820</text:p>
          </table:table-cell>
          <table:table-cell office:value-type="float" office:value="0.88">
            <text:p>0,88</text:p>
          </table:table-cell>
          <table:table-cell office:value-type="float" office:value="0.0202310313">
            <text:p>0,0202310313</text:p>
          </table:table-cell>
        </table:table-row>
        <table:table-row table:style-name="ro1">
          <table:table-cell table:number-columns-repeated="18"/>
          <table:table-cell office:value-type="float" office:value="0.001077241898">
            <text:p>0,001077241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30">
            <text:p>830</text:p>
          </table:table-cell>
          <table:table-cell office:value-type="float" office:value="0.88">
            <text:p>0,88</text:p>
          </table:table-cell>
          <table:table-cell office:value-type="float" office:value="0.0202889412">
            <text:p>0,0202889412</text:p>
          </table:table-cell>
        </table:table-row>
        <table:table-row table:style-name="ro1">
          <table:table-cell table:number-columns-repeated="18"/>
          <table:table-cell office:value-type="float" office:value="0.001077303886">
            <text:p>0,001077303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40">
            <text:p>840</text:p>
          </table:table-cell>
          <table:table-cell office:value-type="float" office:value="0.88">
            <text:p>0,88</text:p>
          </table:table-cell>
          <table:table-cell office:value-type="float" office:value="0.018825572">
            <text:p>0,018825572</text:p>
          </table:table-cell>
        </table:table-row>
        <table:table-row table:style-name="ro1">
          <table:table-cell table:number-columns-repeated="18"/>
          <table:table-cell office:value-type="float" office:value="0.001145362854">
            <text:p>0,001145362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0.88">
            <text:p>0,88</text:p>
          </table:table-cell>
          <table:table-cell office:value-type="float" office:value="0.0230068863">
            <text:p>0,0230068863</text:p>
          </table:table-cell>
        </table:table-row>
        <table:table-row table:style-name="ro1">
          <table:table-cell table:number-columns-repeated="18"/>
          <table:table-cell office:value-type="float" office:value="0.001178307533">
            <text:p>0,001178307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60">
            <text:p>860</text:p>
          </table:table-cell>
          <table:table-cell office:value-type="float" office:value="0.88">
            <text:p>0,88</text:p>
          </table:table-cell>
          <table:table-cell office:value-type="float" office:value="0.0203485191">
            <text:p>0,0203485191</text:p>
          </table:table-cell>
        </table:table-row>
        <table:table-row table:style-name="ro1">
          <table:table-cell table:number-columns-repeated="18"/>
          <table:table-cell office:value-type="float" office:value="0.001136841774">
            <text:p>0,001136841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70">
            <text:p>870</text:p>
          </table:table-cell>
          <table:table-cell office:value-type="float" office:value="0.88">
            <text:p>0,88</text:p>
          </table:table-cell>
          <table:table-cell office:value-type="float" office:value="0.0238280602">
            <text:p>0,0238280602</text:p>
          </table:table-cell>
        </table:table-row>
        <table:table-row table:style-name="ro1">
          <table:table-cell table:number-columns-repeated="18"/>
          <table:table-cell office:value-type="float" office:value="0.001226825714">
            <text:p>0,001226825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80">
            <text:p>880</text:p>
          </table:table-cell>
          <table:table-cell office:value-type="float" office:value="0.88">
            <text:p>0,88</text:p>
          </table:table-cell>
          <table:table-cell office:value-type="float" office:value="0.0247916771">
            <text:p>0,0247916771</text:p>
          </table:table-cell>
        </table:table-row>
        <table:table-row table:style-name="ro1">
          <table:table-cell table:number-columns-repeated="18"/>
          <table:table-cell office:value-type="float" office:value="0.001243810654">
            <text:p>0,001243810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90">
            <text:p>890</text:p>
          </table:table-cell>
          <table:table-cell office:value-type="float" office:value="0.88">
            <text:p>0,88</text:p>
          </table:table-cell>
          <table:table-cell office:value-type="float" office:value="0.0229311383">
            <text:p>0,0229311383</text:p>
          </table:table-cell>
        </table:table-row>
        <table:table-row table:style-name="ro1">
          <table:table-cell table:number-columns-repeated="18"/>
          <table:table-cell office:value-type="float" office:value="0.001156220436">
            <text:p>0,001156220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0.88">
            <text:p>0,88</text:p>
          </table:table-cell>
          <table:table-cell office:value-type="float" office:value="0.0175776389">
            <text:p>0,0175776389</text:p>
          </table:table-cell>
        </table:table-row>
        <table:table-row table:style-name="ro1">
          <table:table-cell table:number-columns-repeated="18"/>
          <table:table-cell office:value-type="float" office:value="0.00116959095">
            <text:p>0,001169591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10">
            <text:p>910</text:p>
          </table:table-cell>
          <table:table-cell office:value-type="float" office:value="0.88">
            <text:p>0,88</text:p>
          </table:table-cell>
          <table:table-cell office:value-type="float" office:value="0.0197606742">
            <text:p>0,0197606742</text:p>
          </table:table-cell>
        </table:table-row>
        <table:table-row table:style-name="ro1">
          <table:table-cell table:number-columns-repeated="18"/>
          <table:table-cell office:value-type="float" office:value="0.00121515274">
            <text:p>0,001215152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  <table:table-cell office:value-type="float" office:value="0.88">
            <text:p>0,88</text:p>
          </table:table-cell>
          <table:table-cell office:value-type="float" office:value="0.021147234">
            <text:p>0,021147234</text:p>
          </table:table-cell>
        </table:table-row>
        <table:table-row table:style-name="ro1">
          <table:table-cell table:number-columns-repeated="18"/>
          <table:table-cell office:value-type="float" office:value="0.001241898537">
            <text:p>0,001241898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30">
            <text:p>930</text:p>
          </table:table-cell>
          <table:table-cell office:value-type="float" office:value="0.88">
            <text:p>0,88</text:p>
          </table:table-cell>
          <table:table-cell office:value-type="float" office:value="0.0231798936">
            <text:p>0,0231798936</text:p>
          </table:table-cell>
        </table:table-row>
        <table:table-row table:style-name="ro1">
          <table:table-cell table:number-columns-repeated="18"/>
          <table:table-cell office:value-type="float" office:value="0.001278147697">
            <text:p>0,0012781477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40">
            <text:p>940</text:p>
          </table:table-cell>
          <table:table-cell office:value-type="float" office:value="0.88">
            <text:p>0,88</text:p>
          </table:table-cell>
          <table:table-cell office:value-type="float" office:value="0.0204540083">
            <text:p>0,0204540083</text:p>
          </table:table-cell>
        </table:table-row>
        <table:table-row table:style-name="ro1">
          <table:table-cell table:number-columns-repeated="18"/>
          <table:table-cell office:value-type="float" office:value="0.001238241196">
            <text:p>0,00123824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0.88">
            <text:p>0,88</text:p>
          </table:table-cell>
          <table:table-cell office:value-type="float" office:value="0.0221384713">
            <text:p>0,0221384713</text:p>
          </table:table-cell>
        </table:table-row>
        <table:table-row table:style-name="ro1">
          <table:table-cell table:number-columns-repeated="18"/>
          <table:table-cell office:value-type="float" office:value="0.001295013428">
            <text:p>0,001295013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60">
            <text:p>960</text:p>
          </table:table-cell>
          <table:table-cell office:value-type="float" office:value="0.88">
            <text:p>0,88</text:p>
          </table:table-cell>
          <table:table-cell office:value-type="float" office:value="0.0214075181">
            <text:p>0,0214075181</text:p>
          </table:table-cell>
        </table:table-row>
        <table:table-row table:style-name="ro1">
          <table:table-cell table:number-columns-repeated="18"/>
          <table:table-cell office:value-type="float" office:value="0.001305193901">
            <text:p>0,0013051939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70">
            <text:p>970</text:p>
          </table:table-cell>
          <table:table-cell office:value-type="float" office:value="0.88">
            <text:p>0,88</text:p>
          </table:table-cell>
          <table:table-cell office:value-type="float" office:value="0.0223689048">
            <text:p>0,0223689048</text:p>
          </table:table-cell>
        </table:table-row>
        <table:table-row table:style-name="ro1">
          <table:table-cell table:number-columns-repeated="18"/>
          <table:table-cell office:value-type="float" office:value="0.001268820763">
            <text:p>0,001268820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80">
            <text:p>980</text:p>
          </table:table-cell>
          <table:table-cell office:value-type="float" office:value="0.88">
            <text:p>0,88</text:p>
          </table:table-cell>
          <table:table-cell office:value-type="float" office:value="0.0216606365">
            <text:p>0,0216606365</text:p>
          </table:table-cell>
        </table:table-row>
        <table:table-row table:style-name="ro1">
          <table:table-cell table:number-columns-repeated="18"/>
          <table:table-cell office:value-type="float" office:value="0.001269145012">
            <text:p>0,00126914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90">
            <text:p>990</text:p>
          </table:table-cell>
          <table:table-cell office:value-type="float" office:value="0.88">
            <text:p>0,88</text:p>
          </table:table-cell>
          <table:table-cell office:value-type="float" office:value="0.0188424818">
            <text:p>0,0188424818</text:p>
          </table:table-cell>
        </table:table-row>
        <table:table-row table:style-name="ro1">
          <table:table-cell table:number-columns-repeated="18"/>
          <table:table-cell office:value-type="float" office:value="0.001311936378">
            <text:p>0,0013119364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.88">
            <text:p>0,88</text:p>
          </table:table-cell>
          <table:table-cell office:value-type="float" office:value="0.0213825522">
            <text:p>0,0213825522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8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6:48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cm" svg:height="11.009cm" xlink:href="." xlink:type="simple" chart:class="chart:line" chart:style-name="ch1">
        <chart:legend chart:legend-position="end" svg:x="18.624cm" svg:y="4.956cm" style:legend-expansion="high" chart:style-name="ch2"/>
        <chart:plot-area chart:style-name="ch3" chart:data-source-has-labels="both" svg:x="1.431cm" svg:y="1.015cm" svg:width="15.792cm" svg:height="8.793cm">
          <chartooo:coordinate-region svg:x="1.867cm" svg:y="1.214cm" svg:width="14.443cm" svg:height="7.549cm"/>
          <chart:axis chart:dimension="x" chart:name="primary-x" chart:style-name="ch4" chartooo:axis-type="auto">
            <chartooo:date-scale/>
            <chart:title svg:x="8.45cm" svg:y="10.028cm" chart:style-name="ch5">
              <text:p>equilibrium</text:p>
            </chart:title>
            <chart:categories table:cell-range-address="local-table.$A$2:.$A$92"/>
          </chart:axis>
          <chart:axis chart:dimension="y" chart:name="primary-y" chart:style-name="ch4">
            <chart:title svg:x="0.451cm" svg:y="5.945cm" chart:style-name="ch6">
              <text:p>cas [s]</text:p>
            </chart:title>
            <chart:grid chart:style-name="ch7" chart:class="major"/>
          </chart:axis>
          <chart:axis chart:dimension="y" chart:name="secondary-y" chart:style-name="ch8">
            <chart:title svg:x="17.643cm" svg:y="6.156cm" chart:style-name="ch6">
              <text:p>chyba [%]</text:p>
            </chart:title>
          </chart:axis>
          <chart:series chart:attached-axis="primary-y" chart:style-name="ch9" chart:values-cell-range-address="local-table.$B$2:.$B$92" chart:label-cell-address="local-table.$B$1" chart:class="chart:line">
            <chart:data-point chart:repeated="91"/>
          </chart:series>
          <chart:series chart:attached-axis="secondary-y" chart:style-name="ch10" chart:values-cell-range-address="local-table.$C$2:.$C$92" chart:label-cell-address="local-table.$C$1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</table:table-cell>
              <table:table-cell office:value-type="string">
                <text:p>chyba</text:p>
                <text:list>
                  <text:list-item>
                    <text:p/>
                  </text:list-item>
                  <text:list-item>
                    <text:p>chyba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000134210587">
                <text:p>0.000134210587</text:p>
              </table:table-cell>
              <table:table-cell office:value-type="float" office:value="0.0504957419">
                <text:p>0.05049574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47900581">
                <text:p>0.000147900581</text:p>
              </table:table-cell>
              <table:table-cell office:value-type="float" office:value="0.0492742681">
                <text:p>0.04927426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5859127">
                <text:p>0.00015859127</text:p>
              </table:table-cell>
              <table:table-cell office:value-type="float" office:value="0.0439270824">
                <text:p>0.04392708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172643661">
                <text:p>0.000172643661</text:p>
              </table:table-cell>
              <table:table-cell office:value-type="float" office:value="0.0462973345">
                <text:p>0.04629733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185990334">
                <text:p>0.000185990334</text:p>
              </table:table-cell>
              <table:table-cell office:value-type="float" office:value="0.0518942737">
                <text:p>0.05189427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198206902">
                <text:p>0.000198206902</text:p>
              </table:table-cell>
              <table:table-cell office:value-type="float" office:value="0.0432587081">
                <text:p>0.04325870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365643501">
                <text:p>0.000365643501</text:p>
              </table:table-cell>
              <table:table-cell office:value-type="float" office:value="0.0476952089">
                <text:p>0.047695208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240893364">
                <text:p>0.000240893364</text:p>
              </table:table-cell>
              <table:table-cell office:value-type="float" office:value="0.0408062134">
                <text:p>0.04080621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235037804">
                <text:p>0.000235037804</text:p>
              </table:table-cell>
              <table:table-cell office:value-type="float" office:value="0.0348551055">
                <text:p>0.03485510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248084068">
                <text:p>0.000248084068</text:p>
              </table:table-cell>
              <table:table-cell office:value-type="float" office:value="0.0372204297">
                <text:p>0.0372204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94613838">
                <text:p>0.000294613838</text:p>
              </table:table-cell>
              <table:table-cell office:value-type="float" office:value="0.0344548086">
                <text:p>0.03445480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274543762">
                <text:p>0.000274543762</text:p>
              </table:table-cell>
              <table:table-cell office:value-type="float" office:value="0.0360374097">
                <text:p>0.03603740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345311165">
                <text:p>0.000345311165</text:p>
              </table:table-cell>
              <table:table-cell office:value-type="float" office:value="0.0361712698">
                <text:p>0.03617126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298023224">
                <text:p>0.000298023224</text:p>
              </table:table-cell>
              <table:table-cell office:value-type="float" office:value="0.0318509615">
                <text:p>0.03185096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31876564">
                <text:p>0.00031876564</text:p>
              </table:table-cell>
              <table:table-cell office:value-type="float" office:value="0.0377803915">
                <text:p>0.03778039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331969261">
                <text:p>0.000331969261</text:p>
              </table:table-cell>
              <table:table-cell office:value-type="float" office:value="0.0318247468">
                <text:p>0.03182474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339488983">
                <text:p>0.000339488983</text:p>
              </table:table-cell>
              <table:table-cell office:value-type="float" office:value="0.0280305505">
                <text:p>0.02803055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350728035">
                <text:p>0.000350728035</text:p>
              </table:table-cell>
              <table:table-cell office:value-type="float" office:value="0.0342663631">
                <text:p>0.03426636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370588303">
                <text:p>0.000370588303</text:p>
              </table:table-cell>
              <table:table-cell office:value-type="float" office:value="0.0380096046">
                <text:p>0.038009604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378599167">
                <text:p>0.000378599167</text:p>
              </table:table-cell>
              <table:table-cell office:value-type="float" office:value="0.0356586732">
                <text:p>0.03565867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389652252">
                <text:p>0.000389652252</text:p>
              </table:table-cell>
              <table:table-cell office:value-type="float" office:value="0.0359319529">
                <text:p>0.03593195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403103828">
                <text:p>0.000403103828</text:p>
              </table:table-cell>
              <table:table-cell office:value-type="float" office:value="0.028462877">
                <text:p>0.0284628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27322388">
                <text:p>0.000427322388</text:p>
              </table:table-cell>
              <table:table-cell office:value-type="float" office:value="0.0309914536">
                <text:p>0.030991453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474362373">
                <text:p>0.000474362373</text:p>
              </table:table-cell>
              <table:table-cell office:value-type="float" office:value="0.0321088468">
                <text:p>0.032108846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45463562">
                <text:p>0.00045463562</text:p>
              </table:table-cell>
              <table:table-cell office:value-type="float" office:value="0.0336749247">
                <text:p>0.033674924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469231606">
                <text:p>0.000469231606</text:p>
              </table:table-cell>
              <table:table-cell office:value-type="float" office:value="0.0344873241">
                <text:p>0.034487324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467324257">
                <text:p>0.000467324257</text:p>
              </table:table-cell>
              <table:table-cell office:value-type="float" office:value="0.032072277">
                <text:p>0.0320722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479264259">
                <text:p>0.000479264259</text:p>
              </table:table-cell>
              <table:table-cell office:value-type="float" office:value="0.0296535995">
                <text:p>0.029653599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492610931">
                <text:p>0.000492610931</text:p>
              </table:table-cell>
              <table:table-cell office:value-type="float" office:value="0.0294735564">
                <text:p>0.029473556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665316582">
                <text:p>0.000665316582</text:p>
              </table:table-cell>
              <table:table-cell office:value-type="float" office:value="0.0288162619">
                <text:p>0.02881626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522036552">
                <text:p>0.000522036552</text:p>
              </table:table-cell>
              <table:table-cell office:value-type="float" office:value="0.0297041645">
                <text:p>0.029704164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54254055">
                <text:p>0.00054254055</text:p>
              </table:table-cell>
              <table:table-cell office:value-type="float" office:value="0.0264984647">
                <text:p>0.026498464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546703339">
                <text:p>0.000546703339</text:p>
              </table:table-cell>
              <table:table-cell office:value-type="float" office:value="0.0300969675">
                <text:p>0.030096967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629763603">
                <text:p>0.000629763603</text:p>
              </table:table-cell>
              <table:table-cell office:value-type="float" office:value="0.0300098724">
                <text:p>0.03000987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611672401">
                <text:p>0.000611672401</text:p>
              </table:table-cell>
              <table:table-cell office:value-type="float" office:value="0.031522465">
                <text:p>0.0315224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580868721">
                <text:p>0.000580868721</text:p>
              </table:table-cell>
              <table:table-cell office:value-type="float" office:value="0.0289921732">
                <text:p>0.028992173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59220314">
                <text:p>0.00059220314</text:p>
              </table:table-cell>
              <table:table-cell office:value-type="float" office:value="0.0264112511">
                <text:p>0.026411251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619854927">
                <text:p>0.000619854927</text:p>
              </table:table-cell>
              <table:table-cell office:value-type="float" office:value="0.0236495142">
                <text:p>0.023649514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680184364">
                <text:p>0.000680184364</text:p>
              </table:table-cell>
              <table:table-cell office:value-type="float" office:value="0.0249503666">
                <text:p>0.024950366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634994507">
                <text:p>0.000634994507</text:p>
              </table:table-cell>
              <table:table-cell office:value-type="float" office:value="0.0246460439">
                <text:p>0.02464604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643978119">
                <text:p>0.000643978119</text:p>
              </table:table-cell>
              <table:table-cell office:value-type="float" office:value="0.0260477986">
                <text:p>0.026047798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680780411">
                <text:p>0.000680780411</text:p>
              </table:table-cell>
              <table:table-cell office:value-type="float" office:value="0.028201274">
                <text:p>0.02820127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677018166">
                <text:p>0.000677018166</text:p>
              </table:table-cell>
              <table:table-cell office:value-type="float" office:value="0.0267880398">
                <text:p>0.026788039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708556175">
                <text:p>0.000708556175</text:p>
              </table:table-cell>
              <table:table-cell office:value-type="float" office:value="0.0268152825">
                <text:p>0.02681528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710883141">
                <text:p>0.000710883141</text:p>
              </table:table-cell>
              <table:table-cell office:value-type="float" office:value="0.0241256542">
                <text:p>0.02412565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710043907">
                <text:p>0.000710043907</text:p>
              </table:table-cell>
              <table:table-cell office:value-type="float" office:value="0.0233531032">
                <text:p>0.023353103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765509605">
                <text:p>0.000765509605</text:p>
              </table:table-cell>
              <table:table-cell office:value-type="float" office:value="0.0231222225">
                <text:p>0.023122222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749864578">
                <text:p>0.000749864578</text:p>
              </table:table-cell>
              <table:table-cell office:value-type="float" office:value="0.0246971048">
                <text:p>0.024697104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756750107">
                <text:p>0.000756750107</text:p>
              </table:table-cell>
              <table:table-cell office:value-type="float" office:value="0.0255788038">
                <text:p>0.025578803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757088661">
                <text:p>0.000757088661</text:p>
              </table:table-cell>
              <table:table-cell office:value-type="float" office:value="0.0278719947">
                <text:p>0.02787199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774607658">
                <text:p>0.000774607658</text:p>
              </table:table-cell>
              <table:table-cell office:value-type="float" office:value="0.0273992176">
                <text:p>0.027399217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786314011">
                <text:p>0.000786314011</text:p>
              </table:table-cell>
              <table:table-cell office:value-type="float" office:value="0.025743149">
                <text:p>0.02574314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795912743">
                <text:p>0.000795912743</text:p>
              </table:table-cell>
              <table:table-cell office:value-type="float" office:value="0.026131284">
                <text:p>0.02613128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844154358">
                <text:p>0.000844154358</text:p>
              </table:table-cell>
              <table:table-cell office:value-type="float" office:value="0.0256388214">
                <text:p>0.02563882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883955956">
                <text:p>0.000883955956</text:p>
              </table:table-cell>
              <table:table-cell office:value-type="float" office:value="0.0252230297">
                <text:p>0.02522302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890321732">
                <text:p>0.000890321732</text:p>
              </table:table-cell>
              <table:table-cell office:value-type="float" office:value="0.0235519789">
                <text:p>0.023551978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847592354">
                <text:p>0.000847592354</text:p>
              </table:table-cell>
              <table:table-cell office:value-type="float" office:value="0.0257780504">
                <text:p>0.025778050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882248878">
                <text:p>0.000882248878</text:p>
              </table:table-cell>
              <table:table-cell office:value-type="float" office:value="0.0259744929">
                <text:p>0.02597449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890398026">
                <text:p>0.000890398026</text:p>
              </table:table-cell>
              <table:table-cell office:value-type="float" office:value="0.0238097476">
                <text:p>0.023809747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911316872">
                <text:p>0.000911316872</text:p>
              </table:table-cell>
              <table:table-cell office:value-type="float" office:value="0.0242491713">
                <text:p>0.024249171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934567451">
                <text:p>0.000934567451</text:p>
              </table:table-cell>
              <table:table-cell office:value-type="float" office:value="0.025353644">
                <text:p>0.02535364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950980186">
                <text:p>0.000950980186</text:p>
              </table:table-cell>
              <table:table-cell office:value-type="float" office:value="0.0240667946">
                <text:p>0.024066794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994553566">
                <text:p>0.000994553566</text:p>
              </table:table-cell>
              <table:table-cell office:value-type="float" office:value="0.0241388417">
                <text:p>0.02413884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953226089">
                <text:p>0.000953226089</text:p>
              </table:table-cell>
              <table:table-cell office:value-type="float" office:value="0.0219922545">
                <text:p>0.021992254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959410667">
                <text:p>0.000959410667</text:p>
              </table:table-cell>
              <table:table-cell office:value-type="float" office:value="0.0239753275">
                <text:p>0.023975327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995483398">
                <text:p>0.000995483398</text:p>
              </table:table-cell>
              <table:table-cell office:value-type="float" office:value="0.0257140176">
                <text:p>0.025714017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980257988">
                <text:p>0.000980257988</text:p>
              </table:table-cell>
              <table:table-cell office:value-type="float" office:value="0.0213066196">
                <text:p>0.021306619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998945236">
                <text:p>0.000998945236</text:p>
              </table:table-cell>
              <table:table-cell office:value-type="float" office:value="0.0213342127">
                <text:p>0.021334212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1015920639">
                <text:p>0.001015920639</text:p>
              </table:table-cell>
              <table:table-cell office:value-type="float" office:value="0.0228488435">
                <text:p>0.022848843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1044664383">
                <text:p>0.001044664383</text:p>
              </table:table-cell>
              <table:table-cell office:value-type="float" office:value="0.0222792386">
                <text:p>0.02227923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1044983864">
                <text:p>0.001044983864</text:p>
              </table:table-cell>
              <table:table-cell office:value-type="float" office:value="0.0212664381">
                <text:p>0.021266438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1040201187">
                <text:p>0.001040201187</text:p>
              </table:table-cell>
              <table:table-cell office:value-type="float" office:value="0.0240232991">
                <text:p>0.024023299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1117529869">
                <text:p>0.001117529869</text:p>
              </table:table-cell>
              <table:table-cell office:value-type="float" office:value="0.0202310313">
                <text:p>0.020231031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1077241898">
                <text:p>0.001077241898</text:p>
              </table:table-cell>
              <table:table-cell office:value-type="float" office:value="0.0202889412">
                <text:p>0.020288941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1077303886">
                <text:p>0.001077303886</text:p>
              </table:table-cell>
              <table:table-cell office:value-type="float" office:value="0.018825572">
                <text:p>0.01882557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1145362854">
                <text:p>0.001145362854</text:p>
              </table:table-cell>
              <table:table-cell office:value-type="float" office:value="0.0230068863">
                <text:p>0.023006886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1178307533">
                <text:p>0.001178307533</text:p>
              </table:table-cell>
              <table:table-cell office:value-type="float" office:value="0.0203485191">
                <text:p>0.020348519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1136841774">
                <text:p>0.001136841774</text:p>
              </table:table-cell>
              <table:table-cell office:value-type="float" office:value="0.0238280602">
                <text:p>0.023828060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1226825714">
                <text:p>0.001226825714</text:p>
              </table:table-cell>
              <table:table-cell office:value-type="float" office:value="0.0247916771">
                <text:p>0.024791677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1243810654">
                <text:p>0.001243810654</text:p>
              </table:table-cell>
              <table:table-cell office:value-type="float" office:value="0.0229311383">
                <text:p>0.022931138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1156220436">
                <text:p>0.001156220436</text:p>
              </table:table-cell>
              <table:table-cell office:value-type="float" office:value="0.0175776389">
                <text:p>0.017577638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116959095">
                <text:p>0.00116959095</text:p>
              </table:table-cell>
              <table:table-cell office:value-type="float" office:value="0.0197606742">
                <text:p>0.019760674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121515274">
                <text:p>0.00121515274</text:p>
              </table:table-cell>
              <table:table-cell office:value-type="float" office:value="0.021147234">
                <text:p>0.02114723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1241898537">
                <text:p>0.001241898537</text:p>
              </table:table-cell>
              <table:table-cell office:value-type="float" office:value="0.0231798936">
                <text:p>0.023179893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1278147697">
                <text:p>0.001278147697</text:p>
              </table:table-cell>
              <table:table-cell office:value-type="float" office:value="0.0204540083">
                <text:p>0.020454008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1238241196">
                <text:p>0.001238241196</text:p>
              </table:table-cell>
              <table:table-cell office:value-type="float" office:value="0.0221384713">
                <text:p>0.022138471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1295013428">
                <text:p>0.001295013428</text:p>
              </table:table-cell>
              <table:table-cell office:value-type="float" office:value="0.0214075181">
                <text:p>0.021407518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1305193901">
                <text:p>0.001305193901</text:p>
              </table:table-cell>
              <table:table-cell office:value-type="float" office:value="0.0223689048">
                <text:p>0.022368904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1268820763">
                <text:p>0.001268820763</text:p>
              </table:table-cell>
              <table:table-cell office:value-type="float" office:value="0.0216606365">
                <text:p>0.021660636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1269145012">
                <text:p>0.001269145012</text:p>
              </table:table-cell>
              <table:table-cell office:value-type="float" office:value="0.0188424818">
                <text:p>0.01884248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311936378">
                <text:p>0.001311936378</text:p>
              </table:table-cell>
              <table:table-cell office:value-type="float" office:value="0.0213825522">
                <text:p>0.02138255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